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Normale" style:family="paragraph">
      <style:paragraph-properties style:text-autospace="none" style:vertical-align="auto"/>
      <style:text-properties fo:hyphenate="true"/>
    </style:style>
    <style:style style:name="T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" style:parent-style-name="Normale" style:family="paragraph">
      <style:paragraph-properties style:text-autospace="none" style:vertical-align="auto"/>
      <style:text-properties fo:hyphenate="true"/>
    </style:style>
    <style:style style:name="T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9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10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11" style:parent-style-name="Normale" style:family="paragraph">
      <style:paragraph-properties style:text-autospace="none" style:vertical-align="auto"/>
      <style:text-properties fo:hyphenate="true"/>
    </style:style>
    <style:style style:name="T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4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15" style:parent-style-name="Standard" style:family="paragraph">
      <style:text-properties fo:color="#FF0000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 fo:language="en" fo:country="GB"/>
    </style:style>
    <style:style style:name="P20" style:parent-style-name="Standard" style:family="paragraph">
      <style:text-properties fo:font-style="italic" style:font-style-asian="italic" style:font-style-complex="italic" fo:language="en" fo:country="GB"/>
    </style:style>
    <style:style style:name="P21" style:parent-style-name="Standard" style:family="paragraph">
      <style:text-properties fo:font-style="italic" style:font-style-asian="italic" style:font-style-complex="italic" fo:language="en" fo:country="GB"/>
    </style:style>
    <style:style style:name="T22" style:parent-style-name="Car.predefinitoparagrafo" style:family="text">
      <style:text-properties fo:font-style="italic" style:font-style-asian="italic" style:font-style-complex="italic" fo:language="en" fo:country="GB"/>
    </style:style>
    <style:style style:name="T23" style:parent-style-name="Car.predefinitoparagrafo" style:family="text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T30" style:parent-style-name="Car.predefinitoparagrafo" style:family="text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Standard" style:family="paragraph">
      <style:paragraph-properties fo:break-before="page"/>
    </style:style>
    <style:style style:name="P33" style:parent-style-name="Standard" style:family="paragraph">
      <style:text-properties fo:color="#FF0000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T42" style:parent-style-name="Car.predefinitoparagrafo" style:family="text">
      <style:text-properties fo:font-size="10.5pt" style:font-size-asian="10.5pt"/>
    </style:style>
    <style:style style:name="P43" style:parent-style-name="Textbody" style:family="paragraph">
      <style:paragraph-properties fo:break-before="page" fo:margin-bottom="0in" fo:line-height="100%"/>
    </style:style>
    <style:style style:name="P44" style:parent-style-name="Standard" style:family="paragraph">
      <style:text-properties fo:color="#FF0000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49" style:parent-style-name="Normale" style:family="paragraph">
      <style:paragraph-properties style:text-autospace="none" style:vertical-align="auto"/>
      <style:text-properties fo:hyphenate="true"/>
    </style:style>
    <style:style style:name="T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5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3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0" style:parent-style-name="Normale" style:family="paragraph">
      <style:paragraph-properties style:text-autospace="none" style:vertical-align="auto"/>
      <style:text-properties fo:hyphenate="true"/>
    </style:style>
    <style:style style:name="T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3" style:parent-style-name="Normale" style:family="paragraph">
      <style:paragraph-properties style:text-autospace="none" style:vertical-align="auto"/>
      <style:text-properties fo:hyphenate="true"/>
    </style:style>
    <style:style style:name="T7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1" style:parent-style-name="Normale" style:family="paragraph">
      <style:paragraph-properties style:text-autospace="none" style:vertical-align="auto"/>
      <style:text-properties fo:hyphenate="true"/>
    </style:style>
    <style:style style:name="T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87" style:parent-style-name="Normale" style:family="paragraph">
      <style:paragraph-properties style:text-autospace="none" style:vertical-align="auto"/>
      <style:text-properties fo:hyphenate="true"/>
    </style:style>
    <style:style style:name="T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95" style:parent-style-name="Normale" style:family="paragraph">
      <style:paragraph-properties style:text-autospace="none" style:vertical-align="auto"/>
      <style:text-properties fo:hyphenate="true"/>
    </style:style>
    <style:style style:name="T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3" style:parent-style-name="Normale" style:family="paragraph">
      <style:paragraph-properties style:text-autospace="none" style:vertical-align="auto"/>
      <style:text-properties fo:hyphenate="true"/>
    </style:style>
    <style:style style:name="T1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12" style:parent-style-name="Normale" style:family="paragraph">
      <style:paragraph-properties style:text-autospace="none" style:vertical-align="auto"/>
      <style:text-properties fo:hyphenate="true"/>
    </style:style>
    <style:style style:name="T1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0" style:parent-style-name="Normale" style:family="paragraph">
      <style:paragraph-properties style:text-autospace="none" style:vertical-align="auto"/>
      <style:text-properties fo:hyphenate="true"/>
    </style:style>
    <style:style style:name="T1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2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2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24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2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2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2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28" style:parent-style-name="Normale" style:family="paragraph">
      <style:paragraph-properties style:text-autospace="none" style:vertical-align="auto"/>
      <style:text-properties fo:hyphenate="true"/>
    </style:style>
    <style:style style:name="T12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0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3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2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3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36" style:parent-style-name="Normale" style:family="paragraph">
      <style:paragraph-properties style:text-autospace="none" style:vertical-align="auto"/>
      <style:text-properties fo:hyphenate="true"/>
    </style:style>
    <style:style style:name="T13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0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4" style:parent-style-name="Normale" style:family="paragraph">
      <style:paragraph-properties style:text-autospace="none" style:vertical-align="auto"/>
      <style:text-properties fo:hyphenate="true"/>
    </style:style>
    <style:style style:name="T1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46" style:parent-style-name="Normale" style:family="paragraph">
      <style:paragraph-properties style:text-autospace="none" style:vertical-align="auto"/>
      <style:text-properties fo:hyphenate="true"/>
    </style:style>
    <style:style style:name="T1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5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53" style:parent-style-name="Textbody" style:family="paragraph">
      <style:paragraph-properties fo:margin-bottom="0in" fo:line-height="100%"/>
    </style:style>
    <style:style style:name="P154" style:parent-style-name="Standard" style:family="paragraph">
      <style:text-properties fo:color="#FF0000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T156" style:parent-style-name="Car.predefinitoparagrafo" style:family="text">
      <style:text-properties fo:font-weight="bold" style:font-weight-asian="bold" style:font-weight-complex="bold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P158" style:parent-style-name="Standard" style:family="paragraph">
      <style:text-properties fo:font-style="italic" style:font-style-asian="italic" style:font-style-complex="italic"/>
    </style:style>
    <style:style style:name="P159" style:parent-style-name="Standard" style:family="paragraph">
      <style:text-properties fo:font-style="italic" style:font-style-asian="italic" style:font-style-complex="italic"/>
    </style:style>
    <style:style style:name="P160" style:parent-style-name="Standard" style:family="paragraph">
      <style:text-properties fo:font-style="italic" style:font-style-asian="italic" style:font-style-complex="italic"/>
    </style:style>
    <style:style style:name="P161" style:parent-style-name="Standard" style:family="paragraph">
      <style:text-properties fo:font-style="italic" style:font-style-asian="italic" style:font-style-complex="italic"/>
    </style:style>
    <style:style style:name="P162" style:parent-style-name="Standard" style:family="paragraph">
      <style:text-properties fo:font-style="italic" style:font-style-asian="italic" style:font-style-complex="italic"/>
    </style:style>
    <style:style style:name="P163" style:parent-style-name="Standard" style:family="paragraph">
      <style:text-properties fo:font-style="italic" style:font-style-asian="italic" style:font-style-complex="italic"/>
    </style:style>
    <style:style style:name="P164" style:parent-style-name="Standard" style:family="paragraph">
      <style:text-properties fo:font-style="italic" style:font-style-asian="italic" style:font-style-complex="italic"/>
    </style:style>
    <style:style style:name="P165" style:parent-style-name="Standard" style:family="paragraph">
      <style:text-properties fo:font-style="italic" style:font-style-asian="italic" style:font-style-complex="italic"/>
    </style:style>
    <style:style style:name="P166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7" style:parent-style-name="Textbody" style:family="paragraph">
      <style:paragraph-properties fo:margin-bottom="0in" fo:line-height="100%"/>
    </style:style>
    <style:style style:name="P168" style:parent-style-name="Textbody" style:family="paragraph">
      <style:paragraph-properties fo:margin-bottom="0in" fo:line-height="100%"/>
    </style:style>
    <style:style style:name="P169" style:parent-style-name="Textbody" style:family="paragraph">
      <style:paragraph-properties fo:margin-bottom="0in" fo:line-height="100%"/>
    </style:style>
    <style:style style:name="P170" style:parent-style-name="Textbody" style:family="paragraph">
      <style:paragraph-properties fo:margin-bottom="0in" fo:line-height="100%"/>
    </style:style>
    <style:style style:name="P171" style:parent-style-name="Textbody" style:family="paragraph">
      <style:paragraph-properties fo:margin-bottom="0in" fo:line-height="100%"/>
    </style:style>
    <style:style style:name="P172" style:parent-style-name="Textbody" style:family="paragraph">
      <style:paragraph-properties fo:margin-bottom="0in" fo:line-height="100%"/>
    </style:style>
    <style:style style:name="P173" style:parent-style-name="Textbody" style:family="paragraph">
      <style:paragraph-properties fo:margin-bottom="0in" fo:line-height="100%"/>
    </style:style>
    <style:style style:name="P174" style:parent-style-name="Textbody" style:family="paragraph">
      <style:paragraph-properties fo:margin-bottom="0in" fo:line-height="100%"/>
    </style:style>
    <style:style style:name="P175" style:parent-style-name="Textbody" style:family="paragraph">
      <style:paragraph-properties fo:margin-bottom="0in" fo:line-height="100%"/>
    </style:style>
    <style:style style:name="P176" style:parent-style-name="Textbody" style:family="paragraph">
      <style:paragraph-properties fo:margin-bottom="0in" fo:line-height="100%"/>
    </style:style>
    <style:style style:name="P177" style:parent-style-name="Textbody" style:family="paragraph">
      <style:paragraph-properties fo:margin-bottom="0in" fo:line-height="100%"/>
    </style:style>
    <style:style style:name="P178" style:parent-style-name="Textbody" style:family="paragraph">
      <style:paragraph-properties fo:margin-bottom="0in" fo:line-height="100%"/>
    </style:style>
    <style:style style:name="P179" style:parent-style-name="Textbody" style:family="paragraph">
      <style:paragraph-properties fo:margin-bottom="0in" fo:line-height="100%"/>
    </style:style>
    <style:style style:name="P180" style:parent-style-name="Textbody" style:family="paragraph">
      <style:paragraph-properties fo:margin-bottom="0in" fo:line-height="100%"/>
    </style:style>
    <style:style style:name="P181" style:parent-style-name="Textbody" style:family="paragraph">
      <style:paragraph-properties fo:margin-bottom="0in" fo:line-height="100%"/>
    </style:style>
    <style:style style:name="P182" style:parent-style-name="Textbody" style:family="paragraph">
      <style:paragraph-properties fo:margin-bottom="0in" fo:line-height="100%"/>
    </style:style>
    <style:style style:name="P183" style:parent-style-name="Standard" style:family="paragraph">
      <style:text-properties fo:color="#FF0000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186" style:parent-style-name="Car.predefinitoparagrafo" style:family="text">
      <style:text-properties fo:font-weight="bold" style:font-weight-asian="bold" style:font-weight-complex="bold"/>
    </style:style>
    <style:style style:name="P18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88" style:parent-style-name="Normale" style:family="paragraph">
      <style:paragraph-properties style:text-autospace="none" style:vertical-align="auto"/>
      <style:text-properties fo:hyphenate="true"/>
    </style:style>
    <style:style style:name="T18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9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9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94" style:parent-style-name="Normale" style:family="paragraph">
      <style:paragraph-properties style:text-autospace="none" style:vertical-align="auto"/>
      <style:text-properties fo:hyphenate="true"/>
    </style:style>
    <style:style style:name="T1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97" style:parent-style-name="Normale" style:family="paragraph">
      <style:paragraph-properties style:text-autospace="none" style:vertical-align="auto"/>
      <style:text-properties fo:hyphenate="true"/>
    </style:style>
    <style:style style:name="T1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9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0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03" style:parent-style-name="Normale" style:family="paragraph">
      <style:paragraph-properties style:text-autospace="none" style:vertical-align="auto"/>
      <style:text-properties fo:hyphenate="true"/>
    </style:style>
    <style:style style:name="T20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07" style:parent-style-name="Normale" style:family="paragraph">
      <style:paragraph-properties style:text-autospace="none" style:vertical-align="auto"/>
      <style:text-properties fo:hyphenate="true"/>
    </style:style>
    <style:style style:name="T2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14" style:parent-style-name="Normale" style:family="paragraph">
      <style:paragraph-properties style:text-autospace="none" style:vertical-align="auto"/>
      <style:text-properties fo:hyphenate="true"/>
    </style:style>
    <style:style style:name="T2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1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19" style:parent-style-name="Normale" style:family="paragraph">
      <style:paragraph-properties style:text-autospace="none" style:vertical-align="auto"/>
      <style:text-properties fo:hyphenate="true"/>
    </style:style>
    <style:style style:name="T2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26" style:parent-style-name="Normale" style:family="paragraph">
      <style:paragraph-properties style:text-autospace="none" style:vertical-align="auto"/>
      <style:text-properties fo:hyphenate="true"/>
    </style:style>
    <style:style style:name="T2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0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2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7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41" style:parent-style-name="Normale" style:family="paragraph">
      <style:paragraph-properties style:text-autospace="none" style:vertical-align="auto"/>
      <style:text-properties fo:hyphenate="true"/>
    </style:style>
    <style:style style:name="T2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4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7" style:parent-style-name="Normale" style:family="paragraph">
      <style:paragraph-properties style:text-autospace="none" style:vertical-align="auto"/>
      <style:text-properties fo:hyphenate="true"/>
    </style:style>
    <style:style style:name="T2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5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55" style:parent-style-name="Textbody" style:family="paragraph">
      <style:paragraph-properties fo:margin-bottom="0in" fo:line-height="100%"/>
    </style:style>
    <style:style style:name="P256" style:parent-style-name="Textbody" style:family="paragraph">
      <style:paragraph-properties fo:margin-bottom="0in" fo:line-height="100%"/>
    </style:style>
    <style:style style:name="P257" style:parent-style-name="Standard" style:family="paragraph">
      <style:text-properties fo:color="#FF0000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T259" style:parent-style-name="Car.predefinitoparagrafo" style:family="text">
      <style:text-properties fo:font-weight="bold" style:font-weight-asian="bold" style:font-weight-complex="bold"/>
    </style:style>
    <style:style style:name="T260" style:parent-style-name="Car.predefinitoparagrafo" style:family="text">
      <style:text-properties fo:font-weight="bold" style:font-weight-asian="bold" style:font-weight-complex="bold"/>
    </style:style>
    <style:style style:name="P26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62" style:parent-style-name="Normale" style:family="paragraph">
      <style:paragraph-properties style:text-autospace="none" style:vertical-align="auto"/>
      <style:text-properties fo:hyphenate="true"/>
    </style:style>
    <style:style style:name="T26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68" style:parent-style-name="Normale" style:family="paragraph">
      <style:paragraph-properties style:text-autospace="none" style:vertical-align="auto"/>
      <style:text-properties fo:hyphenate="true"/>
    </style:style>
    <style:style style:name="T2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71" style:parent-style-name="Normale" style:family="paragraph">
      <style:paragraph-properties style:text-autospace="none" style:vertical-align="auto"/>
      <style:text-properties fo:hyphenate="true"/>
    </style:style>
    <style:style style:name="T2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77" style:parent-style-name="Normale" style:family="paragraph">
      <style:paragraph-properties style:text-autospace="none" style:vertical-align="auto"/>
      <style:text-properties fo:hyphenate="true"/>
    </style:style>
    <style:style style:name="T2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83" style:parent-style-name="Normale" style:family="paragraph">
      <style:paragraph-properties style:text-autospace="none" style:vertical-align="auto"/>
      <style:text-properties fo:hyphenate="true"/>
    </style:style>
    <style:style style:name="T28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89" style:parent-style-name="Normale" style:family="paragraph">
      <style:paragraph-properties style:text-autospace="none" style:vertical-align="auto"/>
      <style:text-properties fo:hyphenate="true"/>
    </style:style>
    <style:style style:name="T2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94" style:parent-style-name="Normale" style:family="paragraph">
      <style:paragraph-properties style:text-autospace="none" style:vertical-align="auto"/>
      <style:text-properties fo:hyphenate="true"/>
    </style:style>
    <style:style style:name="T2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01" style:parent-style-name="Normale" style:family="paragraph">
      <style:paragraph-properties style:text-autospace="none" style:vertical-align="auto"/>
      <style:text-properties fo:hyphenate="true"/>
    </style:style>
    <style:style style:name="T3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0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5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0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7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1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1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3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1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1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16" style:parent-style-name="Normale" style:family="paragraph">
      <style:paragraph-properties style:text-autospace="none" style:vertical-align="auto"/>
      <style:text-properties fo:hyphenate="true"/>
    </style:style>
    <style:style style:name="T31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8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1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0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2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23" style:parent-style-name="Normale" style:family="paragraph">
      <style:paragraph-properties style:text-autospace="none" style:vertical-align="auto"/>
      <style:text-properties fo:hyphenate="true"/>
    </style:style>
    <style:style style:name="T32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5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2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7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2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30" style:parent-style-name="Normale" style:family="paragraph">
      <style:paragraph-properties style:text-autospace="none" style:vertical-align="auto"/>
      <style:text-properties fo:hyphenate="true"/>
    </style:style>
    <style:style style:name="T33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37" style:parent-style-name="Normale" style:family="paragraph">
      <style:paragraph-properties style:text-autospace="none" style:vertical-align="auto"/>
      <style:text-properties fo:hyphenate="true"/>
    </style:style>
    <style:style style:name="T3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4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4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4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46" style:parent-style-name="Normale" style:family="paragraph">
      <style:paragraph-properties style:text-autospace="none" style:vertical-align="auto"/>
      <style:text-properties fo:hyphenate="true"/>
    </style:style>
    <style:style style:name="T3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5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54" style:parent-style-name="Textbody" style:family="paragraph">
      <style:paragraph-properties fo:margin-bottom="0in" fo:line-height="100%"/>
    </style:style>
    <style:style style:name="P355" style:parent-style-name="Textbody" style:family="paragraph">
      <style:paragraph-properties fo:margin-bottom="0in" fo:line-height="100%"/>
    </style:style>
    <style:style style:name="P356" style:parent-style-name="Textbody" style:family="paragraph">
      <style:paragraph-properties fo:margin-bottom="0in" fo:line-height="100%"/>
    </style:style>
    <style:style style:name="P357" style:parent-style-name="Textbody" style:family="paragraph">
      <style:paragraph-properties fo:margin-bottom="0in" fo:line-height="100%"/>
    </style:style>
    <style:style style:name="P358" style:parent-style-name="Textbody" style:family="paragraph">
      <style:paragraph-properties fo:margin-bottom="0in" fo:line-height="100%"/>
    </style:style>
    <style:style style:name="P359" style:parent-style-name="Textbody" style:family="paragraph">
      <style:paragraph-properties fo:margin-bottom="0in" fo:line-height="100%"/>
    </style:style>
    <style:style style:name="P360" style:parent-style-name="Textbody" style:family="paragraph">
      <style:paragraph-properties fo:margin-bottom="0in" fo:line-height="100%"/>
    </style:style>
    <style:style style:name="P361" style:parent-style-name="Textbody" style:family="paragraph">
      <style:paragraph-properties fo:margin-bottom="0in" fo:line-height="100%"/>
    </style:style>
    <style:style style:name="P362" style:parent-style-name="Textbody" style:family="paragraph">
      <style:paragraph-properties fo:margin-bottom="0in" fo:line-height="100%"/>
    </style:style>
    <style:style style:name="P363" style:parent-style-name="Textbody" style:family="paragraph">
      <style:paragraph-properties fo:margin-bottom="0in" fo:line-height="100%"/>
    </style:style>
    <style:style style:name="P364" style:parent-style-name="Textbody" style:family="paragraph">
      <style:paragraph-properties fo:margin-bottom="0in" fo:line-height="100%"/>
    </style:style>
    <style:style style:name="P365" style:parent-style-name="Textbody" style:family="paragraph">
      <style:paragraph-properties fo:margin-bottom="0in" fo:line-height="100%"/>
    </style:style>
    <style:style style:name="P366" style:parent-style-name="Textbody" style:family="paragraph">
      <style:paragraph-properties fo:margin-bottom="0in" fo:line-height="100%"/>
    </style:style>
    <style:style style:name="P367" style:parent-style-name="Textbody" style:family="paragraph">
      <style:paragraph-properties fo:margin-bottom="0in" fo:line-height="100%"/>
    </style:style>
    <style:style style:name="P368" style:parent-style-name="Textbody" style:family="paragraph">
      <style:paragraph-properties fo:margin-bottom="0in" fo:line-height="100%"/>
    </style:style>
    <style:style style:name="P369" style:parent-style-name="Textbody" style:family="paragraph">
      <style:paragraph-properties fo:margin-bottom="0in" fo:line-height="100%"/>
    </style:style>
    <style:style style:name="P370" style:parent-style-name="Textbody" style:family="paragraph">
      <style:paragraph-properties fo:margin-bottom="0in" fo:line-height="100%"/>
    </style:style>
    <style:style style:name="P371" style:parent-style-name="Textbody" style:family="paragraph">
      <style:paragraph-properties fo:margin-bottom="0in" fo:line-height="100%"/>
    </style:style>
    <style:style style:name="P372" style:parent-style-name="Textbody" style:family="paragraph">
      <style:paragraph-properties fo:margin-bottom="0in" fo:line-height="100%"/>
    </style:style>
    <style:style style:name="P373" style:parent-style-name="Textbody" style:family="paragraph">
      <style:paragraph-properties fo:margin-bottom="0in" fo:line-height="100%"/>
    </style:style>
    <style:style style:name="P374" style:parent-style-name="Textbody" style:family="paragraph">
      <style:paragraph-properties fo:margin-bottom="0in" fo:line-height="100%"/>
    </style:style>
    <style:style style:name="P375" style:parent-style-name="Standard" style:family="paragraph">
      <style:text-properties fo:color="#FF0000"/>
    </style:style>
    <style:style style:name="P376" style:parent-style-name="Standard" style:family="paragraph">
      <style:text-properties fo:font-weight="bold" style:font-weight-asian="bold" style:font-weight-complex="bold"/>
    </style:style>
    <style:style style:name="T377" style:parent-style-name="Car.predefinitoparagrafo" style:family="text">
      <style:text-properties fo:font-weight="bold" style:font-weight-asian="bold" style:font-weight-complex="bold"/>
    </style:style>
    <style:style style:name="T378" style:parent-style-name="Car.predefinitoparagrafo" style:family="text">
      <style:text-properties fo:font-weight="bold" style:font-weight-asian="bold" style:font-weight-complex="bold"/>
    </style:style>
    <style:style style:name="P37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80" style:parent-style-name="Normale" style:family="paragraph">
      <style:paragraph-properties style:text-autospace="none" style:vertical-align="auto"/>
      <style:text-properties fo:hyphenate="true"/>
    </style:style>
    <style:style style:name="T38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8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8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8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385" style:parent-style-name="Normale" style:family="paragraph">
      <style:paragraph-properties style:text-autospace="none" style:vertical-align="auto"/>
      <style:text-properties fo:hyphenate="true"/>
    </style:style>
    <style:style style:name="T3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8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88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389" style:parent-style-name="Normale" style:family="paragraph">
      <style:paragraph-properties style:text-autospace="none" style:vertical-align="auto"/>
      <style:text-properties fo:hyphenate="true"/>
    </style:style>
    <style:style style:name="T39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9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94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395" style:parent-style-name="Normale" style:family="paragraph">
      <style:paragraph-properties style:text-autospace="none" style:vertical-align="auto"/>
      <style:text-properties fo:hyphenate="true"/>
    </style:style>
    <style:style style:name="T3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9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9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02" style:parent-style-name="Normale" style:family="paragraph">
      <style:paragraph-properties style:text-autospace="none" style:vertical-align="auto"/>
      <style:text-properties fo:hyphenate="true"/>
    </style:style>
    <style:style style:name="T40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08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409" style:parent-style-name="Normale" style:family="paragraph">
      <style:paragraph-properties style:text-autospace="none" style:vertical-align="auto"/>
      <style:text-properties fo:hyphenate="true"/>
    </style:style>
    <style:style style:name="T4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1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17" style:parent-style-name="Normale" style:family="paragraph">
      <style:paragraph-properties style:text-autospace="none" style:vertical-align="auto"/>
      <style:text-properties fo:hyphenate="true"/>
    </style:style>
    <style:style style:name="T41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2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24" style:parent-style-name="Normale" style:family="paragraph">
      <style:paragraph-properties style:text-autospace="none" style:vertical-align="auto"/>
      <style:text-properties fo:hyphenate="true"/>
    </style:style>
    <style:style style:name="T4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2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2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3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32" style:parent-style-name="Normale" style:family="paragraph">
      <style:paragraph-properties style:text-autospace="none" style:vertical-align="auto"/>
      <style:text-properties fo:hyphenate="true"/>
    </style:style>
    <style:style style:name="T43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3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39" style:parent-style-name="Normale" style:family="paragraph">
      <style:paragraph-properties style:text-autospace="none" style:vertical-align="auto"/>
      <style:text-properties fo:hyphenate="true"/>
    </style:style>
    <style:style style:name="T44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41" style:parent-style-name="Normale" style:family="paragraph">
      <style:paragraph-properties style:text-autospace="none" style:vertical-align="auto"/>
      <style:text-properties fo:hyphenate="true"/>
    </style:style>
    <style:style style:name="T44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43" style:parent-style-name="Textbody" style:family="paragraph">
      <style:paragraph-properties fo:margin-bottom="0in" fo:line-height="100%"/>
    </style:style>
    <style:style style:name="P444" style:parent-style-name="Normale" style:family="paragraph">
      <style:paragraph-properties style:text-autospace="none" style:vertical-align="auto"/>
      <style:text-properties fo:hyphenate="true"/>
    </style:style>
    <style:style style:name="T44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46" style:parent-style-name="Textbody" style:family="paragraph">
      <style:paragraph-properties fo:margin-bottom="0in" fo:line-height="100%"/>
    </style:style>
    <style:style style:name="P447" style:parent-style-name="Standard" style:family="paragraph">
      <style:text-properties fo:color="#FF0000"/>
    </style:style>
    <style:style style:name="P448" style:parent-style-name="Standard" style:family="paragraph">
      <style:text-properties fo:font-weight="bold" style:font-weight-asian="bold" style:font-weight-complex="bold"/>
    </style:style>
    <style:style style:name="P44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T450" style:parent-style-name="Car.predefinitoparagrafo" style:family="text">
      <style:text-properties fo:font-weight="bold" style:font-weight-asian="bold" style:font-weight-complex="bold"/>
    </style:style>
    <style:style style:name="T451" style:parent-style-name="Car.predefinitoparagrafo" style:family="text">
      <style:text-properties fo:font-weight="bold" style:font-weight-asian="bold" style:font-weight-complex="bold"/>
    </style:style>
    <style:style style:name="T452" style:parent-style-name="Car.predefinitoparagrafo" style:family="text">
      <style:text-properties fo:font-weight="bold" style:font-weight-asian="bold" style:font-weight-complex="bold" fo:language="en" fo:country="GB"/>
    </style:style>
    <style:style style:name="P45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454" style:parent-style-name="Normale" style:family="paragraph">
      <style:paragraph-properties style:text-autospace="none" style:vertical-align="auto"/>
      <style:text-properties fo:hyphenate="true"/>
    </style:style>
    <style:style style:name="T45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5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457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45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459" style:parent-style-name="Normale" style:family="paragraph">
      <style:paragraph-properties style:text-autospace="none" style:vertical-align="auto"/>
      <style:text-properties fo:hyphenate="true"/>
    </style:style>
    <style:style style:name="T46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6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462" style:parent-style-name="Normale" style:family="paragraph">
      <style:paragraph-properties style:text-autospace="none" style:vertical-align="auto"/>
      <style:text-properties fo:hyphenate="true"/>
    </style:style>
    <style:style style:name="T46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46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6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68" style:parent-style-name="Normale" style:family="paragraph">
      <style:paragraph-properties style:text-autospace="none" style:vertical-align="auto"/>
      <style:text-properties fo:hyphenate="true"/>
    </style:style>
    <style:style style:name="T4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75" style:parent-style-name="Normale" style:family="paragraph">
      <style:paragraph-properties style:text-autospace="none" style:vertical-align="auto"/>
      <style:text-properties fo:hyphenate="true"/>
    </style:style>
    <style:style style:name="T47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81" style:parent-style-name="Normale" style:family="paragraph">
      <style:paragraph-properties style:text-autospace="none" style:vertical-align="auto"/>
      <style:text-properties fo:hyphenate="true"/>
    </style:style>
    <style:style style:name="T48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87" style:parent-style-name="Normale" style:family="paragraph">
      <style:paragraph-properties style:text-autospace="none" style:vertical-align="auto"/>
      <style:text-properties fo:hyphenate="true"/>
    </style:style>
    <style:style style:name="T4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93" style:parent-style-name="Normale" style:family="paragraph">
      <style:paragraph-properties style:text-autospace="none" style:vertical-align="auto"/>
      <style:text-properties fo:hyphenate="true"/>
    </style:style>
    <style:style style:name="T49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0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01" style:parent-style-name="Normale" style:family="paragraph">
      <style:paragraph-properties style:text-autospace="none" style:vertical-align="auto"/>
      <style:text-properties fo:hyphenate="true"/>
    </style:style>
    <style:style style:name="T50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06" style:parent-style-name="Normale" style:family="paragraph">
      <style:paragraph-properties style:text-autospace="none" style:vertical-align="auto"/>
      <style:text-properties fo:hyphenate="true"/>
    </style:style>
    <style:style style:name="T5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12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1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14" style:parent-style-name="Normale" style:family="paragraph">
      <style:paragraph-properties style:text-autospace="none" style:vertical-align="auto"/>
      <style:text-properties fo:hyphenate="true"/>
    </style:style>
    <style:style style:name="T5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22" style:parent-style-name="Normale" style:family="paragraph">
      <style:paragraph-properties style:text-autospace="none" style:vertical-align="auto"/>
      <style:text-properties fo:hyphenate="true"/>
    </style:style>
    <style:style style:name="T523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2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7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2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9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3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32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33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34" style:parent-style-name="Normale" style:family="paragraph">
      <style:paragraph-properties style:text-autospace="none" style:vertical-align="auto"/>
      <style:text-properties fo:hyphenate="true"/>
    </style:style>
    <style:style style:name="T53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3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39" style:parent-style-name="Normale" style:family="paragraph">
      <style:paragraph-properties style:text-autospace="none" style:vertical-align="auto"/>
      <style:text-properties fo:hyphenate="true"/>
    </style:style>
    <style:style style:name="T54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47" style:parent-style-name="Normale" style:family="paragraph">
      <style:paragraph-properties style:text-autospace="none" style:vertical-align="auto"/>
      <style:text-properties fo:hyphenate="true"/>
    </style:style>
    <style:style style:name="T5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5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56" style:parent-style-name="Normale" style:family="paragraph">
      <style:paragraph-properties style:text-autospace="none" style:vertical-align="auto"/>
      <style:text-properties fo:hyphenate="true"/>
    </style:style>
    <style:style style:name="T55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5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6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6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64" style:parent-style-name="Normale" style:family="paragraph">
      <style:paragraph-properties style:text-autospace="none" style:vertical-align="auto"/>
      <style:text-properties fo:hyphenate="true"/>
    </style:style>
    <style:style style:name="T56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7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6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70" style:parent-style-name="Normale" style:family="paragraph">
      <style:paragraph-properties style:text-autospace="none" style:vertical-align="auto"/>
      <style:text-properties fo:hyphenate="true"/>
    </style:style>
    <style:style style:name="T5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7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7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77" style:parent-style-name="Textbody" style:family="paragraph">
      <style:paragraph-properties fo:margin-bottom="0in" fo:line-height="100%"/>
    </style:style>
    <style:style style:name="P578" style:parent-style-name="Textbody" style:family="paragraph">
      <style:paragraph-properties fo:margin-bottom="0in" fo:line-height="100%"/>
    </style:style>
    <style:style style:name="P579" style:parent-style-name="Textbody" style:family="paragraph">
      <style:paragraph-properties fo:margin-bottom="0in" fo:line-height="100%"/>
    </style:style>
    <style:style style:name="P580" style:parent-style-name="Normale" style:family="paragraph">
      <style:paragraph-properties style:text-autospace="none" style:vertical-align="auto"/>
      <style:text-properties fo:hyphenate="true"/>
    </style:style>
    <style:style style:name="T58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582" style:parent-style-name="Textbody" style:family="paragraph">
      <style:paragraph-properties fo:margin-bottom="0in" fo:line-height="100%"/>
    </style:style>
    <style:style style:name="P583" style:parent-style-name="Textbody" style:family="paragraph">
      <style:paragraph-properties fo:margin-bottom="0in" fo:line-height="100%"/>
    </style:style>
    <style:style style:name="P584" style:parent-style-name="Textbody" style:family="paragraph">
      <style:paragraph-properties fo:margin-bottom="0in" fo:line-height="100%"/>
    </style:style>
    <style:style style:name="P585" style:parent-style-name="Textbody" style:family="paragraph">
      <style:paragraph-properties fo:margin-bottom="0in" fo:line-height="100%"/>
    </style:style>
    <style:style style:name="P586" style:parent-style-name="Textbody" style:family="paragraph">
      <style:paragraph-properties fo:margin-bottom="0in" fo:line-height="100%"/>
    </style:style>
    <style:style style:name="P587" style:parent-style-name="Textbody" style:family="paragraph">
      <style:paragraph-properties fo:margin-bottom="0in" fo:line-height="100%"/>
    </style:style>
    <style:style style:name="P588" style:parent-style-name="Textbody" style:family="paragraph">
      <style:paragraph-properties fo:margin-bottom="0in" fo:line-height="100%"/>
    </style:style>
    <style:style style:name="P589" style:parent-style-name="Textbody" style:family="paragraph">
      <style:paragraph-properties fo:margin-bottom="0in" fo:line-height="100%"/>
    </style:style>
    <style:style style:name="P590" style:parent-style-name="Standard" style:family="paragraph">
      <style:text-properties fo:color="#FF0000"/>
    </style:style>
    <style:style style:name="T591" style:parent-style-name="Car.predefinitoparagrafo" style:family="text">
      <style:text-properties fo:font-weight="bold" style:font-weight-asian="bold" style:font-weight-complex="bold"/>
    </style:style>
    <style:style style:name="T592" style:parent-style-name="Car.predefinitoparagrafo" style:family="text">
      <style:text-properties fo:font-weight="bold" style:font-weight-asian="bold" style:font-weight-complex="bold"/>
    </style:style>
    <style:style style:name="T593" style:parent-style-name="Car.predefinitoparagrafo" style:family="text">
      <style:text-properties fo:font-weight="bold" style:font-weight-asian="bold" style:font-weight-complex="bold"/>
    </style:style>
    <style:style style:name="T594" style:parent-style-name="Car.predefinitoparagrafo" style:family="text">
      <style:text-properties fo:font-weight="bold" style:font-weight-asian="bold" style:font-weight-complex="bold" fo:language="en" fo:country="GB"/>
    </style:style>
    <style:style style:name="P595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596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597" style:parent-style-name="Normale" style:family="paragraph">
      <style:paragraph-properties style:text-autospace="none" style:vertical-align="auto"/>
      <style:text-properties fo:hyphenate="true"/>
    </style:style>
    <style:style style:name="T598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599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P600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1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2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3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4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5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6" style:parent-style-name="Normale" style:family="paragraph">
      <style:paragraph-properties style:text-autospace="none" style:vertical-align="auto"/>
      <style:text-properties fo:hyphenate="true"/>
    </style:style>
    <style:style style:name="T607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T608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609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10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11" style:parent-style-name="Textbody" style:family="paragraph">
      <style:paragraph-properties fo:margin-bottom="0in" fo:line-height="100%"/>
      <style:text-properties fo:language="en" fo:country="GB"/>
    </style:style>
    <style:style style:name="P612" style:parent-style-name="Textbody" style:family="paragraph">
      <style:paragraph-properties fo:margin-bottom="0in" fo:line-height="100%"/>
    </style:style>
    <style:style style:name="P61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14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15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16" style:parent-style-name="Textbody" style:family="paragraph">
      <style:paragraph-properties fo:margin-bottom="0in" fo:line-height="100%"/>
    </style:style>
    <style:style style:name="P617" style:parent-style-name="Textbody" style:family="paragraph">
      <style:paragraph-properties fo:margin-bottom="0in" fo:line-height="100%"/>
    </style:style>
    <style:style style:name="P618" style:parent-style-name="Textbody" style:family="paragraph">
      <style:paragraph-properties fo:margin-bottom="0in" fo:line-height="100%"/>
    </style:style>
    <style:style style:name="P619" style:parent-style-name="Textbody" style:family="paragraph">
      <style:paragraph-properties fo:margin-bottom="0in" fo:line-height="100%"/>
    </style:style>
    <style:style style:name="P620" style:parent-style-name="Textbody" style:family="paragraph">
      <style:paragraph-properties fo:margin-bottom="0in" fo:line-height="100%"/>
    </style:style>
    <style:style style:name="P621" style:parent-style-name="Textbody" style:family="paragraph">
      <style:paragraph-properties fo:margin-bottom="0in" fo:line-height="100%"/>
    </style:style>
    <style:style style:name="P622" style:parent-style-name="Textbody" style:family="paragraph">
      <style:paragraph-properties fo:margin-bottom="0in" fo:line-height="100%"/>
    </style:style>
    <style:style style:name="P623" style:parent-style-name="Textbody" style:family="paragraph">
      <style:paragraph-properties fo:margin-bottom="0in" fo:line-height="100%"/>
    </style:style>
    <style:style style:name="P624" style:parent-style-name="Textbody" style:family="paragraph">
      <style:paragraph-properties fo:margin-bottom="0in" fo:line-height="100%"/>
    </style:style>
    <style:style style:name="P625" style:parent-style-name="Textbody" style:family="paragraph">
      <style:paragraph-properties fo:margin-bottom="0in" fo:line-height="100%"/>
    </style:style>
    <style:style style:name="P626" style:parent-style-name="Textbody" style:family="paragraph">
      <style:paragraph-properties fo:margin-bottom="0in" fo:line-height="100%"/>
    </style:style>
    <style:style style:name="P627" style:parent-style-name="Textbody" style:family="paragraph">
      <style:paragraph-properties fo:margin-bottom="0in" fo:line-height="100%"/>
    </style:style>
    <style:style style:name="P628" style:parent-style-name="Textbody" style:family="paragraph">
      <style:paragraph-properties fo:margin-bottom="0in" fo:line-height="100%"/>
    </style:style>
    <style:style style:name="P629" style:parent-style-name="Textbody" style:family="paragraph">
      <style:paragraph-properties fo:margin-bottom="0in" fo:line-height="100%"/>
    </style:style>
    <style:style style:name="P630" style:parent-style-name="Textbody" style:family="paragraph">
      <style:paragraph-properties fo:margin-bottom="0in" fo:line-height="100%"/>
    </style:style>
    <style:style style:name="P631" style:parent-style-name="Textbody" style:family="paragraph">
      <style:paragraph-properties fo:margin-bottom="0in" fo:line-height="100%"/>
    </style:style>
    <style:style style:name="P632" style:parent-style-name="Textbody" style:family="paragraph">
      <style:paragraph-properties fo:margin-bottom="0in" fo:line-height="100%"/>
    </style:style>
    <style:style style:name="P633" style:parent-style-name="Textbody" style:family="paragraph">
      <style:paragraph-properties fo:margin-bottom="0in" fo:line-height="100%"/>
    </style:style>
    <style:style style:name="P634" style:parent-style-name="Textbody" style:family="paragraph">
      <style:paragraph-properties fo:margin-bottom="0in" fo:line-height="100%"/>
    </style:style>
    <style:style style:name="P635" style:parent-style-name="Textbody" style:family="paragraph">
      <style:paragraph-properties fo:margin-bottom="0in" fo:line-height="100%"/>
    </style:style>
    <style:style style:name="P636" style:parent-style-name="Textbody" style:family="paragraph">
      <style:paragraph-properties fo:margin-bottom="0in" fo:line-height="100%"/>
    </style:style>
    <style:style style:name="P637" style:parent-style-name="Textbody" style:family="paragraph">
      <style:paragraph-properties fo:margin-bottom="0in" fo:line-height="100%"/>
    </style:style>
    <style:style style:name="P638" style:parent-style-name="Textbody" style:family="paragraph">
      <style:paragraph-properties fo:margin-bottom="0in" fo:line-height="100%"/>
    </style:style>
    <style:style style:name="P639" style:parent-style-name="Textbody" style:family="paragraph">
      <style:paragraph-properties fo:margin-bottom="0in" fo:line-height="100%"/>
    </style:style>
    <style:style style:name="P640" style:parent-style-name="Textbody" style:family="paragraph">
      <style:paragraph-properties fo:margin-bottom="0in" fo:line-height="100%"/>
    </style:style>
    <style:style style:name="P641" style:parent-style-name="Textbody" style:family="paragraph">
      <style:paragraph-properties fo:margin-bottom="0in" fo:line-height="100%"/>
    </style:style>
    <style:style style:name="P642" style:parent-style-name="Textbody" style:family="paragraph">
      <style:paragraph-properties fo:margin-bottom="0in" fo:line-height="100%"/>
    </style:style>
    <style:style style:name="P643" style:parent-style-name="Normale" style:family="paragraph">
      <style:paragraph-properties style:text-autospace="none" style:vertical-align="auto"/>
      <style:text-properties fo:hyphenate="true"/>
    </style:style>
    <style:style style:name="T64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4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46" style:parent-style-name="Normale" style:family="paragraph">
      <style:paragraph-properties style:text-autospace="none" style:vertical-align="auto"/>
      <style:text-properties fo:hyphenate="true"/>
    </style:style>
    <style:style style:name="T64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4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49" style:parent-style-name="Normale" style:family="paragraph">
      <style:paragraph-properties style:text-autospace="none" style:vertical-align="auto"/>
      <style:text-properties fo:hyphenate="true"/>
    </style:style>
    <style:style style:name="T65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5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52" style:parent-style-name="Normale" style:family="paragraph">
      <style:paragraph-properties style:text-autospace="none" style:vertical-align="auto"/>
      <style:text-properties fo:hyphenate="true"/>
    </style:style>
    <style:style style:name="T65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5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55" style:parent-style-name="Normale" style:family="paragraph">
      <style:paragraph-properties style:text-autospace="none" style:vertical-align="auto"/>
      <style:text-properties fo:hyphenate="true"/>
    </style:style>
    <style:style style:name="T65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5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58" style:parent-style-name="Normale" style:family="paragraph">
      <style:paragraph-properties style:text-autospace="none" style:vertical-align="auto"/>
      <style:text-properties fo:hyphenate="true"/>
    </style:style>
    <style:style style:name="T65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6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62" style:parent-style-name="Normale" style:family="paragraph">
      <style:paragraph-properties style:text-autospace="none" style:vertical-align="auto"/>
      <style:text-properties fo:hyphenate="true"/>
    </style:style>
    <style:style style:name="T66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6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66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6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667" style:parent-style-name="Normale" style:family="paragraph">
      <style:paragraph-properties style:text-autospace="none" style:vertical-align="auto"/>
      <style:text-properties fo:hyphenate="true"/>
    </style:style>
    <style:style style:name="T66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6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7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671" style:parent-style-name="Normale" style:family="paragraph">
      <style:paragraph-properties style:text-autospace="none" style:vertical-align="auto"/>
      <style:text-properties fo:hyphenate="true"/>
    </style:style>
    <style:style style:name="T67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7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7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7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7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7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79" style:parent-style-name="Normale" style:family="paragraph">
      <style:paragraph-properties style:text-autospace="none" style:vertical-align="auto"/>
      <style:text-properties fo:hyphenate="true"/>
    </style:style>
    <style:style style:name="T68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87" style:parent-style-name="Normale" style:family="paragraph">
      <style:paragraph-properties style:text-autospace="none" style:vertical-align="auto"/>
      <style:text-properties fo:hyphenate="true"/>
    </style:style>
    <style:style style:name="T6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95" style:parent-style-name="Normale" style:family="paragraph">
      <style:paragraph-properties style:text-autospace="none" style:vertical-align="auto"/>
      <style:text-properties fo:hyphenate="true"/>
    </style:style>
    <style:style style:name="T6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03" style:parent-style-name="Normale" style:family="paragraph">
      <style:paragraph-properties style:text-autospace="none" style:vertical-align="auto"/>
      <style:text-properties fo:hyphenate="true"/>
    </style:style>
    <style:style style:name="T7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0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0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0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09" style:parent-style-name="Normale" style:family="paragraph">
      <style:paragraph-properties style:text-autospace="none" style:vertical-align="auto"/>
      <style:text-properties fo:hyphenate="true"/>
    </style:style>
    <style:style style:name="T71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11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1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13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1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1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1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1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18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1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2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21" style:parent-style-name="Normale" style:family="paragraph">
      <style:paragraph-properties style:text-autospace="none" style:vertical-align="auto"/>
      <style:text-properties fo:hyphenate="true"/>
    </style:style>
    <style:style style:name="T72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23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2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25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2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2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2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2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30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3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3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34" style:parent-style-name="Normale" style:family="paragraph">
      <style:paragraph-properties style:text-autospace="none" style:vertical-align="auto"/>
      <style:text-properties fo:hyphenate="true"/>
    </style:style>
    <style:style style:name="T73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3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7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3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9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4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4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4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4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4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6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47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4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5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5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5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5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56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57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58" style:parent-style-name="Normale" style:family="paragraph">
      <style:paragraph-properties style:text-autospace="none" style:vertical-align="auto"/>
      <style:text-properties fo:hyphenate="true"/>
    </style:style>
    <style:style style:name="T75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0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76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2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76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66" style:parent-style-name="Normale" style:family="paragraph">
      <style:paragraph-properties style:text-autospace="none" style:vertical-align="auto"/>
      <style:text-properties fo:hyphenate="true"/>
    </style:style>
    <style:style style:name="T76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9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77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1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77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7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75" style:parent-style-name="Normale" style:family="paragraph">
      <style:paragraph-properties style:text-autospace="none" style:vertical-align="auto"/>
      <style:text-properties fo:hyphenate="true"/>
    </style:style>
    <style:style style:name="T77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7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77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9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78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8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83" style:parent-style-name="Normale" style:family="paragraph">
      <style:paragraph-properties style:text-autospace="none" style:vertical-align="auto"/>
      <style:text-properties fo:hyphenate="true"/>
    </style:style>
    <style:style style:name="T78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786" style:parent-style-name="Textbody" style:family="paragraph">
      <style:paragraph-properties fo:margin-bottom="0in" fo:line-height="100%"/>
      <style:text-properties fo:language="en" fo:country="GB"/>
    </style:style>
    <style:style style:name="P787" style:parent-style-name="Textbody" style:family="paragraph">
      <style:paragraph-properties fo:margin-bottom="0in" fo:line-height="100%"/>
      <style:text-properties fo:language="en" fo:country="GB"/>
    </style:style>
    <style:style style:name="P788" style:parent-style-name="Textbody" style:family="paragraph">
      <style:paragraph-properties fo:margin-bottom="0in" fo:line-height="100%"/>
      <style:text-properties fo:language="en" fo:country="GB"/>
    </style:style>
    <style:style style:name="P789" style:parent-style-name="Textbody" style:family="paragraph">
      <style:paragraph-properties fo:margin-bottom="0in" fo:line-height="100%"/>
      <style:text-properties fo:language="en" fo:country="GB"/>
    </style:style>
    <style:style style:name="P790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791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792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793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794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795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96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797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P798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799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00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P801" style:parent-style-name="Textbody" style:family="paragraph">
      <style:paragraph-properties fo:margin-bottom="0in" fo:line-height="100%"/>
      <style:text-properties fo:language="en" fo:country="GB"/>
    </style:style>
    <style:style style:name="P802" style:parent-style-name="Textbody" style:family="paragraph">
      <style:paragraph-properties fo:margin-bottom="0in" fo:line-height="100%"/>
      <style:text-properties fo:language="en" fo:country="GB"/>
    </style:style>
    <style:style style:name="P803" style:parent-style-name="Textbody" style:family="paragraph">
      <style:paragraph-properties fo:margin-bottom="0in" fo:line-height="100%"/>
      <style:text-properties fo:language="en" fo:country="GB"/>
    </style:style>
    <style:style style:name="P804" style:parent-style-name="Textbody" style:family="paragraph">
      <style:paragraph-properties fo:margin-bottom="0in" fo:line-height="100%"/>
    </style:style>
    <style:style style:name="P805" style:parent-style-name="Textbody" style:family="paragraph">
      <style:paragraph-properties fo:margin-bottom="0in" fo:line-height="100%"/>
    </style:style>
    <style:style style:name="P806" style:parent-style-name="Textbody" style:family="paragraph">
      <style:paragraph-properties fo:margin-bottom="0in" fo:line-height="100%"/>
    </style:style>
    <style:style style:name="P807" style:parent-style-name="Textbody" style:family="paragraph">
      <style:paragraph-properties fo:margin-bottom="0in" fo:line-height="100%"/>
    </style:style>
    <style:style style:name="P808" style:parent-style-name="Textbody" style:family="paragraph">
      <style:paragraph-properties fo:margin-bottom="0in" fo:line-height="100%"/>
    </style:style>
    <style:style style:name="P809" style:parent-style-name="Textbody" style:family="paragraph">
      <style:paragraph-properties fo:margin-bottom="0in" fo:line-height="100%"/>
    </style:style>
    <style:style style:name="P810" style:parent-style-name="Textbody" style:family="paragraph">
      <style:paragraph-properties fo:margin-bottom="0in" fo:line-height="100%"/>
    </style:style>
    <style:style style:name="P811" style:parent-style-name="Textbody" style:family="paragraph">
      <style:paragraph-properties fo:margin-bottom="0in" fo:line-height="100%"/>
    </style:style>
    <style:style style:name="P812" style:parent-style-name="Textbody" style:family="paragraph">
      <style:paragraph-properties fo:margin-bottom="0in" fo:line-height="100%"/>
    </style:style>
    <style:style style:name="P813" style:parent-style-name="Textbody" style:family="paragraph">
      <style:paragraph-properties fo:margin-bottom="0in" fo:line-height="100%"/>
    </style:style>
    <style:style style:name="P814" style:parent-style-name="Textbody" style:family="paragraph">
      <style:paragraph-properties fo:margin-bottom="0in" fo:line-height="100%"/>
    </style:style>
    <style:style style:name="P815" style:parent-style-name="Textbody" style:family="paragraph">
      <style:paragraph-properties fo:margin-bottom="0in" fo:line-height="100%"/>
    </style:style>
    <style:style style:name="P816" style:parent-style-name="Textbody" style:family="paragraph">
      <style:paragraph-properties fo:margin-bottom="0in" fo:line-height="100%"/>
    </style:style>
    <style:style style:name="P817" style:parent-style-name="Textbody" style:family="paragraph">
      <style:text-properties fo:language="en" fo:country="GB"/>
    </style:style>
    <style:style style:name="P818" style:parent-style-name="Textbody" style:family="paragraph">
      <style:text-properties fo:language="en" fo:country="GB"/>
    </style:style>
    <style:style style:name="P819" style:parent-style-name="Textbody" style:family="paragraph">
      <style:text-properties fo:language="en" fo:country="GB"/>
    </style:style>
    <style:style style:name="P820" style:parent-style-name="Textbody" style:family="paragraph">
      <style:text-properties fo:language="en" fo:country="GB"/>
    </style:style>
    <style:style style:name="P821" style:parent-style-name="Textbody" style:family="paragraph">
      <style:text-properties fo:language="en" fo:country="GB"/>
    </style:style>
    <style:style style:name="P822" style:parent-style-name="Textbody" style:family="paragraph">
      <style:text-properties fo:language="en" fo:country="GB"/>
    </style:style>
    <style:style style:name="P823" style:parent-style-name="Textbody" style:family="paragraph">
      <style:text-properties fo:language="en" fo:country="GB"/>
    </style:style>
    <style:style style:name="P824" style:parent-style-name="Textbody" style:family="paragraph">
      <style:text-properties fo:language="en" fo:country="GB"/>
    </style:style>
    <style:style style:name="P825" style:parent-style-name="Textbody" style:family="paragraph">
      <style:text-properties fo:language="en" fo:country="GB"/>
    </style:style>
    <style:style style:name="P826" style:parent-style-name="Textbody" style:family="paragraph">
      <style:text-properties fo:language="en" fo:country="GB"/>
    </style:style>
    <style:style style:name="P827" style:parent-style-name="Textbody" style:family="paragraph">
      <style:text-properties fo:language="en" fo:country="GB"/>
    </style:style>
    <style:style style:name="P828" style:parent-style-name="Textbody" style:family="paragraph">
      <style:text-properties fo:language="en" fo:country="GB"/>
    </style:style>
    <style:style style:name="T829" style:parent-style-name="Car.predefinitoparagrafo" style:family="text">
      <style:text-properties fo:language="en" fo:country="GB"/>
    </style:style>
    <style:style style:name="T830" style:parent-style-name="Collegamentoipertestuale" style:family="text">
      <style:text-properties fo:language="en" fo:country="GB"/>
    </style:style>
    <style:style style:name="P831" style:parent-style-name="Textbody" style:family="paragraph">
      <style:text-properties fo:language="en" fo:country="GB"/>
    </style:style>
    <style:style style:name="P832" style:parent-style-name="Textbody" style:family="paragraph">
      <style:text-properties fo:language="en" fo:country="GB"/>
    </style:style>
    <style:style style:name="P833" style:parent-style-name="Textbody" style:family="paragraph">
      <style:text-properties fo:language="en" fo:country="GB"/>
    </style:style>
    <style:style style:name="P834" style:parent-style-name="Textbody" style:family="paragraph">
      <style:text-properties fo:language="en" fo:country="GB"/>
    </style:style>
    <style:style style:name="P835" style:parent-style-name="Textbody" style:family="paragraph">
      <style:text-properties fo:language="en" fo:country="GB"/>
    </style:style>
    <style:style style:name="P836" style:parent-style-name="Textbody" style:family="paragraph">
      <style:text-properties fo:language="en" fo:country="GB"/>
    </style:style>
    <style:style style:name="P837" style:parent-style-name="Textbody" style:family="paragraph">
      <style:text-properties fo:language="en" fo:country="GB"/>
    </style:style>
    <style:style style:name="T838" style:parent-style-name="Car.predefinitoparagrafo" style:family="text">
      <style:text-properties fo:language="en" fo:country="GB"/>
    </style:style>
    <style:style style:name="P839" style:parent-style-name="Textbody" style:family="paragraph">
      <style:paragraph-properties fo:margin-bottom="0in" fo:line-height="100%"/>
    </style:style>
    <style:style style:name="P840" style:parent-style-name="Textbody" style:family="paragraph">
      <style:paragraph-properties fo:margin-bottom="0in" fo:line-height="100%"/>
    </style:style>
    <style:style style:name="P841" style:parent-style-name="Textbody" style:family="paragraph">
      <style:paragraph-properties fo:margin-bottom="0in" fo:line-height="100%"/>
    </style:style>
    <style:style style:name="P842" style:parent-style-name="Textbody" style:family="paragraph">
      <style:paragraph-properties fo:margin-bottom="0in" fo:line-height="100%"/>
    </style:style>
    <style:style style:name="P843" style:parent-style-name="Textbody" style:family="paragraph">
      <style:paragraph-properties fo:margin-bottom="0in" fo:line-height="100%"/>
    </style:style>
    <style:style style:name="P844" style:parent-style-name="Textbody" style:family="paragraph">
      <style:paragraph-properties fo:margin-bottom="0in" fo:line-height="100%"/>
    </style:style>
    <style:style style:name="P845" style:parent-style-name="Textbody" style:family="paragraph">
      <style:paragraph-properties fo:margin-bottom="0in" fo:line-height="100%"/>
    </style:style>
    <style:style style:name="P846" style:parent-style-name="Textbody" style:family="paragraph">
      <style:paragraph-properties fo:margin-bottom="0in" fo:line-height="100%"/>
    </style:style>
    <style:style style:name="P847" style:parent-style-name="Textbody" style:family="paragraph">
      <style:paragraph-properties fo:margin-bottom="0in" fo:line-height="100%"/>
    </style:style>
    <style:style style:name="P848" style:parent-style-name="Textbody" style:family="paragraph">
      <style:paragraph-properties fo:margin-bottom="0in" fo:line-height="100%"/>
    </style:style>
    <style:style style:name="P849" style:parent-style-name="Textbody" style:family="paragraph">
      <style:paragraph-properties fo:margin-bottom="0in" fo:line-height="100%"/>
    </style:style>
    <style:style style:name="P850" style:parent-style-name="Textbody" style:family="paragraph">
      <style:paragraph-properties fo:margin-bottom="0in" fo:line-height="100%"/>
      <style:text-properties fo:color="#FF0000"/>
    </style:style>
    <style:style style:name="T851" style:parent-style-name="Car.predefinitoparagrafo" style:family="text">
      <style:text-properties fo:font-weight="bold" style:font-weight-asian="bold" style:font-weight-complex="bold"/>
    </style:style>
    <style:style style:name="T852" style:parent-style-name="Car.predefinitoparagrafo" style:family="text">
      <style:text-properties fo:font-weight="bold" style:font-weight-asian="bold" style:font-weight-complex="bold"/>
    </style:style>
    <style:style style:name="T853" style:parent-style-name="Car.predefinitoparagrafo" style:family="text">
      <style:text-properties fo:font-weight="bold" style:font-weight-asian="bold" style:font-weight-complex="bold"/>
    </style:style>
    <style:style style:name="T854" style:parent-style-name="Car.predefinitoparagrafo" style:family="text">
      <style:text-properties fo:font-weight="bold" style:font-weight-asian="bold" style:font-weight-complex="bold" fo:language="en" fo:country="GB"/>
    </style:style>
    <style:style style:name="P855" style:parent-style-name="Textbody" style:family="paragraph">
      <style:text-properties fo:language="en" fo:country="GB"/>
    </style:style>
    <style:style style:name="P856" style:parent-style-name="Textbody" style:family="paragraph">
      <style:text-properties fo:language="en" fo:country="GB"/>
    </style:style>
    <style:style style:name="P857" style:parent-style-name="Textbody" style:family="paragraph">
      <style:text-properties fo:language="en" fo:country="GB"/>
    </style:style>
    <style:style style:name="P858" style:parent-style-name="Textbody" style:family="paragraph">
      <style:text-properties fo:language="en" fo:country="GB"/>
    </style:style>
    <style:style style:name="P859" style:parent-style-name="Textbody" style:family="paragraph">
      <style:text-properties fo:language="en" fo:country="GB"/>
    </style:style>
    <style:style style:name="P860" style:parent-style-name="Textbody" style:family="paragraph">
      <style:text-properties fo:language="en" fo:country="GB"/>
    </style:style>
    <style:style style:name="P861" style:parent-style-name="Textbody" style:family="paragraph">
      <style:text-properties fo:language="en" fo:country="GB"/>
    </style:style>
    <style:style style:name="P862" style:parent-style-name="Textbody" style:family="paragraph">
      <style:text-properties fo:language="en" fo:country="GB"/>
    </style:style>
    <style:style style:name="P863" style:parent-style-name="Textbody" style:family="paragraph">
      <style:text-properties fo:language="en" fo:country="GB"/>
    </style:style>
    <style:style style:name="P864" style:parent-style-name="Textbody" style:family="paragraph">
      <style:text-properties fo:language="en" fo:country="GB"/>
    </style:style>
    <style:style style:name="P865" style:parent-style-name="Textbody" style:family="paragraph">
      <style:text-properties fo:language="en" fo:country="GB"/>
    </style:style>
    <style:style style:name="P866" style:parent-style-name="Textbody" style:family="paragraph">
      <style:text-properties fo:language="en" fo:country="GB"/>
    </style:style>
    <style:style style:name="P867" style:parent-style-name="Textbody" style:family="paragraph">
      <style:text-properties fo:language="en" fo:country="GB"/>
    </style:style>
    <style:style style:name="P868" style:parent-style-name="Textbody" style:family="paragraph">
      <style:text-properties fo:language="en" fo:country="GB"/>
    </style:style>
    <style:style style:name="P869" style:parent-style-name="Textbody" style:family="paragraph">
      <style:text-properties fo:language="en" fo:country="GB"/>
    </style:style>
    <style:style style:name="P870" style:parent-style-name="Textbody" style:family="paragraph">
      <style:text-properties fo:language="en" fo:country="GB"/>
    </style:style>
    <style:style style:name="P871" style:parent-style-name="Textbody" style:family="paragraph">
      <style:text-properties fo:language="en" fo:country="GB"/>
    </style:style>
    <style:style style:name="P872" style:parent-style-name="Textbody" style:family="paragraph">
      <style:text-properties fo:language="en" fo:country="GB"/>
    </style:style>
    <style:style style:name="P873" style:parent-style-name="Textbody" style:family="paragraph">
      <style:text-properties fo:language="en" fo:country="GB"/>
    </style:style>
    <style:style style:name="P874" style:parent-style-name="Textbody" style:family="paragraph">
      <style:text-properties fo:language="en" fo:country="GB"/>
    </style:style>
    <style:style style:name="P875" style:parent-style-name="Textbody" style:family="paragraph">
      <style:text-properties fo:language="en" fo:country="GB"/>
    </style:style>
    <style:style style:name="P876" style:parent-style-name="Textbody" style:family="paragraph">
      <style:text-properties fo:language="en" fo:country="GB"/>
    </style:style>
    <style:style style:name="P877" style:parent-style-name="Textbody" style:family="paragraph">
      <style:text-properties fo:language="en" fo:country="GB"/>
    </style:style>
    <style:style style:name="T878" style:parent-style-name="Car.predefinitoparagrafo" style:family="text">
      <style:text-properties fo:language="en" fo:country="GB"/>
    </style:style>
    <style:style style:name="P879" style:parent-style-name="Textbody" style:family="paragraph">
      <style:paragraph-properties fo:margin-bottom="0in" fo:line-height="100%"/>
    </style:style>
    <style:style style:name="P880" style:parent-style-name="Textbody" style:family="paragraph">
      <style:paragraph-properties fo:margin-bottom="0in" fo:line-height="100%"/>
    </style:style>
    <style:style style:name="P881" style:parent-style-name="Textbody" style:family="paragraph">
      <style:paragraph-properties fo:margin-bottom="0in" fo:line-height="100%"/>
    </style:style>
    <style:style style:name="P882" style:parent-style-name="Textbody" style:family="paragraph">
      <style:paragraph-properties fo:margin-bottom="0in" fo:line-height="100%"/>
    </style:style>
    <style:style style:name="P883" style:parent-style-name="Textbody" style:family="paragraph">
      <style:text-properties fo:language="en" fo:country="GB"/>
    </style:style>
    <style:style style:name="P884" style:parent-style-name="Textbody" style:family="paragraph">
      <style:text-properties fo:language="en" fo:country="GB"/>
    </style:style>
    <style:style style:name="P885" style:parent-style-name="Textbody" style:family="paragraph">
      <style:text-properties fo:language="en" fo:country="GB"/>
    </style:style>
    <style:style style:name="P886" style:parent-style-name="Textbody" style:family="paragraph">
      <style:text-properties fo:language="en" fo:country="GB"/>
    </style:style>
    <style:style style:name="P887" style:parent-style-name="Textbody" style:family="paragraph">
      <style:text-properties fo:language="en" fo:country="GB"/>
    </style:style>
    <style:style style:name="T888" style:parent-style-name="Car.predefinitoparagrafo" style:family="text">
      <style:text-properties fo:language="en" fo:country="GB"/>
    </style:style>
    <style:style style:name="P889" style:parent-style-name="Textbody" style:family="paragraph">
      <style:paragraph-properties fo:margin-bottom="0in" fo:line-height="100%"/>
    </style:style>
    <style:style style:name="P890" style:parent-style-name="Textbody" style:family="paragraph">
      <style:paragraph-properties fo:margin-bottom="0in" fo:line-height="100%"/>
    </style:style>
    <style:style style:name="P891" style:parent-style-name="Textbody" style:family="paragraph">
      <style:paragraph-properties fo:margin-bottom="0in" fo:line-height="100%"/>
    </style:style>
    <style:style style:name="P892" style:parent-style-name="Textbody" style:family="paragraph">
      <style:paragraph-properties fo:margin-bottom="0in" fo:line-height="100%"/>
    </style:style>
    <style:style style:name="P893" style:parent-style-name="Textbody" style:family="paragraph">
      <style:paragraph-properties fo:margin-bottom="0in" fo:line-height="100%"/>
      <style:text-properties fo:color="#FF0000"/>
    </style:style>
    <style:style style:name="P894" style:parent-style-name="Textbody" style:family="paragraph">
      <style:paragraph-properties fo:margin-bottom="0in" fo:line-height="100%"/>
      <style:text-properties fo:color="#FF0000"/>
    </style:style>
    <style:style style:name="P895" style:parent-style-name="Textbody" style:family="paragraph">
      <style:paragraph-properties fo:margin-bottom="0in" fo:line-height="100%"/>
      <style:text-properties fo:color="#FF0000"/>
    </style:style>
    <style:style style:name="P896" style:parent-style-name="Textbody" style:family="paragraph">
      <style:paragraph-properties fo:margin-bottom="0in" fo:line-height="100%"/>
      <style:text-properties fo:color="#FF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<text:span text:style-name="T4">PREFIX<text:s/></text:span><text:span text:style-name="T5">: &lt;http://www.semanticweb.org/OntologiaRicercaLavoro#&gt;</text:span></text:p>
      <text:p text:style-name="P6"><text:span text:style-name="T7">PREFIX<text:s/></text:span><text:span text:style-name="T8">foaf: &lt;</text:span><text:a xlink:href="http://xmlns.com/foaf/0.1/" office:target-frame-name="_top" xlink:show="replace"><text:span text:style-name="T9">http://xmlns.com/foaf/0.1/</text:span></text:a><text:span text:style-name="T10">&gt;</text:span></text:p>
      <text:p text:style-name="P11"><text:span text:style-name="T12">PREFIX</text:span><text:span text:style-name="T13"><text:s/>frapo: &lt;http://purl.org/cerif/frapo/&gt;</text:span></text:p>
      <text:p text:style-name="P14"/>
      <text:p text:style-name="Standard"/>
      <text:p text:style-name="Standard">------------------------------------------------------------------------------------------------------------------------</text:p>
      <text:p text:style-name="P15">1</text:p>
      <text:p text:style-name="Standard"><text:span text:style-name="T16"><text:tab/>COSA FA:</text:span></text:p>
      <text:p text:style-name="Standard">Prende tutti i candidati che hanno una "LaureaSpecialistica"</text:p>
      <text:p text:style-name="Standard"><text:tab/><text:span text:style-name="T17">RISULTATO:</text:span></text:p>
      <text:p text:style-name="Standard"><draw:frame draw:style-name="a0" draw:name="Immagine 13" text:anchor-type="as-char" svg:x="0in" svg:y="0in" svg:width="6.69306in" svg:height="0.4625in" style:rel-width="scale" style:rel-height="scale"><draw:image xlink:href="media/image1.png" xlink:type="simple" xlink:show="embed" xlink:actuate="onLoad"/><svg:title/><svg:desc/></draw:frame></text:p>
      <text:p text:style-name="Standard"><text:span text:style-name="T18"><text:tab/></text:span><text:span text:style-name="T19">QUERY:</text:span></text:p>
      <text:p text:style-name="P20">SELECT ?candidato ?ls</text:p>
      <text:p text:style-name="P21">WHERE {</text:p>
      <text:p text:style-name="Standard"><text:span text:style-name="T22"><text:tab/></text:span><text:span text:style-name="T23">?candidato :possiede ?cv.</text:span></text:p>
      <text:p text:style-name="P24"><text:tab/>?cv :contiene ?campi_cv.</text:p>
      <text:p text:style-name="P25"><text:tab/>?campi_cv :haCampo ?ls.</text:p>
      <text:p text:style-name="Standard"><text:span text:style-name="T26"><text:tab/></text:span><text:span text:style-name="T27">?cv rdf:type :CV.</text:span></text:p>
      <text:p text:style-name="P28"><text:tab/>?campi_cv rdf:type :Campi_CV.</text:p>
      <text:p text:style-name="Standard"><text:span text:style-name="T29"><text:tab/></text:span><text:span text:style-name="T30">?ls rdf:type :LaureaSpecialistica.</text:span></text:p>
      <text:p text:style-name="P31">}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32"/>
      <text:p text:style-name="Standard">------------------------------------------------------------------------------------------------------------------------</text:p>
      <text:p text:style-name="P33">2</text:p>
      <text:p text:style-name="Standard"><text:span text:style-name="T34"><text:tab/>COSA FA:</text:span></text:p>
      <text:p text:style-name="Standard">Il candidato vuole vedere, nella bacheca, tutte le aziende che hanno pubblicato degli annunci</text:p>
      <text:p text:style-name="Standard"><text:tab/><text:span text:style-name="T35">RISULTATO:</text:span></text:p>
      <text:p text:style-name="Standard"><draw:frame draw:style-name="a1" draw:name="Immagine 12" text:anchor-type="as-char" svg:x="0in" svg:y="0in" svg:width="6.69306in" svg:height="0.77222in" style:rel-width="scale" style:rel-height="scale"><draw:image xlink:href="media/image2.png" xlink:type="simple" xlink:show="embed" xlink:actuate="onLoad"/><svg:title/><svg:desc/></draw:frame></text:p>
      <text:p text:style-name="Standard"><text:span text:style-name="T36"><text:tab/>QUERY:</text:span></text:p>
      <text:p text:style-name="P37">SELECT ?azienda ?annuncio</text:p>
      <text:p text:style-name="P38">WHERE {</text:p>
      <text:p text:style-name="P39"><text:tab/>?annuncio :ePubblicato ?azienda.</text:p>
      <text:p text:style-name="P40"><text:tab/>?annuncio rdf:type :Annuncio.</text:p>
      <text:p text:style-name="P41">}</text:p>
      <text:p text:style-name="Standard"/>
      <text:p text:style-name="Standard"><text:span text:style-name="T42">------------------------------------------------------------------------------------------------------------------------</text:span></text:p>
      <text:soft-page-break/>
      <text:p text:style-name="P43">------------------------------------------------------------------------------------------------------------------------</text:p>
      <text:p text:style-name="P44">3</text:p>
      <text:p text:style-name="P45"><text:tab/>COSA FA:</text:p>
      <text:p text:style-name="Standard">Ponendosi dal lato dell’azienda, questa cerca tutti i candidati nel settore informatico con <text:s/>relativi percorsi di studi.</text:p>
      <text:p text:style-name="Standard"><text:tab/><text:span text:style-name="T46">RISULTATO:</text:span></text:p>
      <text:p text:style-name="Standard"><draw:frame draw:style-name="a2" draw:name="Immagine 15" text:anchor-type="as-char" svg:x="0in" svg:y="0in" svg:width="6.69306in" svg:height="0.79931in" style:rel-width="scale" style:rel-height="scale"><draw:image xlink:href="media/image3.png" xlink:type="simple" xlink:show="embed" xlink:actuate="onLoad"/><svg:title/><svg:desc/></draw:frame></text:p>
      <text:p text:style-name="Standard"><text:span text:style-name="T47"><text:tab/>QUERY:</text:span></text:p>
      <text:p text:style-name="P48"/>
      <text:p text:style-name="P49"><text:span text:style-name="T50">SELECT<text:s/></text:span><text:span text:style-name="T51">?candidato ?settoreInformatico<text:s/></text:span><text:span text:style-name="T52">(</text:span><text:span text:style-name="T53">SAMPLE</text:span><text:span text:style-name="T54">(</text:span><text:span text:style-name="T55">?studiUniversitari</text:span><text:span text:style-name="T56">)</text:span><text:span text:style-name="T57"><text:s/></text:span><text:span text:style-name="T58">AS</text:span><text:span text:style-name="T59"><text:s/>?StudiUni</text:span><text:span text:style-name="T60">)</text:span><text:span text:style-name="T61"><text:s/></text:span><text:span text:style-name="T62">(</text:span><text:span text:style-name="T63">SAMPLE</text:span><text:span text:style-name="T64">(</text:span><text:span text:style-name="T65">?nomeTitoloDiStudi</text:span><text:span text:style-name="T66">)</text:span><text:span text:style-name="T67"><text:s/>AS<text:s/></text:span><text:span text:style-name="T68">?candidatoNTDS</text:span><text:span text:style-name="T69">)</text:span></text:p>
      <text:p text:style-name="P70"><text:span text:style-name="T71">WHERE<text:s/></text:span><text:span text:style-name="T72">{</text:span></text:p>
      <text:p text:style-name="P73"><text:span text:style-name="T74"><text:s text:c="4"/></text:span><text:span text:style-name="T75">?candidato</text:span><text:span text:style-name="T76"><text:s/></text:span><text:span text:style-name="T77">:haSettoreDiInteresse</text:span><text:span text:style-name="T78"><text:s/></text:span><text:span text:style-name="T79">?settoreInformatico</text:span><text:span text:style-name="T80">;</text:span></text:p>
      <text:p text:style-name="P81"><text:span text:style-name="T82"><text:s text:c="15"/></text:span><text:span text:style-name="T83">:possiede</text:span><text:span text:style-name="T84"><text:s/></text:span><text:span text:style-name="T85">?cv</text:span><text:span text:style-name="T86">.</text:span></text:p>
      <text:p text:style-name="P87"><text:span text:style-name="T88"><text:s text:c="4"/></text:span><text:span text:style-name="T89">?cv</text:span><text:span text:style-name="T90"><text:s/></text:span><text:span text:style-name="T91">:contiene</text:span><text:span text:style-name="T92"><text:s/></text:span><text:span text:style-name="T93">?campi_cv</text:span><text:span text:style-name="T94">.</text:span></text:p>
      <text:p text:style-name="P95"><text:span text:style-name="T96"><text:s text:c="4"/></text:span><text:span text:style-name="T97">?campi_cv</text:span><text:span text:style-name="T98"><text:s/></text:span><text:span text:style-name="T99">:haCampo</text:span><text:span text:style-name="T100"><text:s/></text:span><text:span text:style-name="T101">?studiUniversitari</text:span><text:span text:style-name="T102">.</text:span></text:p>
      <text:p text:style-name="P103"><text:span text:style-name="T104"><text:s text:c="4"/></text:span><text:span text:style-name="T105">?studiUniversitari</text:span><text:span text:style-name="T106"><text:s/></text:span><text:span text:style-name="T107">:nome</text:span><text:span text:style-name="T108"><text:s/></text:span><text:span text:style-name="T109">?nomeTitoloDiStudi</text:span><text:span text:style-name="T110">.</text:span></text:p>
      <text:p text:style-name="P111"/>
      <text:p text:style-name="P112"><text:span text:style-name="T113"><text:s text:c="4"/></text:span><text:span text:style-name="T114">?settoreInformatico</text:span><text:span text:style-name="T115"><text:s/></text:span><text:span text:style-name="T116">rdf:type</text:span><text:span text:style-name="T117"><text:s/></text:span><text:span text:style-name="T118">:Informatico</text:span><text:span text:style-name="T119">.</text:span></text:p>
      <text:p text:style-name="P120"><text:span text:style-name="T121"><text:s text:c="4"/></text:span><text:span text:style-name="T122">?cv</text:span><text:span text:style-name="T123"><text:s/></text:span><text:span text:style-name="T124">rdf:type</text:span><text:span text:style-name="T125"><text:s/></text:span><text:span text:style-name="T126">:CV</text:span><text:span text:style-name="T127">.</text:span></text:p>
      <text:p text:style-name="P128"><text:span text:style-name="T129"><text:s text:c="4"/></text:span><text:span text:style-name="T130">?campi_cv</text:span><text:span text:style-name="T131"><text:s/></text:span><text:span text:style-name="T132">rdf:type</text:span><text:span text:style-name="T133"><text:s/></text:span><text:span text:style-name="T134">:Campi_CV</text:span><text:span text:style-name="T135">.</text:span></text:p>
      <text:p text:style-name="P136"><text:span text:style-name="T137"><text:s text:c="4"/></text:span><text:span text:style-name="T138">?studiUniversitari</text:span><text:span text:style-name="T139"><text:s/></text:span><text:span text:style-name="T140">rdf:type</text:span><text:span text:style-name="T141"><text:s/></text:span><text:span text:style-name="T142">:StudiUniversitari</text:span><text:span text:style-name="T143">.</text:span></text:p>
      <text:p text:style-name="P144"><text:span text:style-name="T145">}</text:span></text:p>
      <text:p text:style-name="P146"><text:span text:style-name="T147">GROUP</text:span><text:span text:style-name="T148"><text:s/></text:span><text:span text:style-name="T149">BY</text:span><text:span text:style-name="T150"><text:s/></text:span><text:span text:style-name="T151">?candidato ?settoreInformatico</text:span></text:p>
      <text:p text:style-name="P152"/>
      <text:p text:style-name="P153">------------------------------------------------------------------------------------------------------------------------</text:p>
      <text:p text:style-name="P154">4</text:p>
      <text:p text:style-name="Standard"><text:span text:style-name="T155"><text:tab/>COSA FA:</text:span></text:p>
      <text:p text:style-name="Standard">Ritorna come risultato<text:s/>tutte le aziende che hanno un numero di sedi &gt;6 e hanno più di 2 sedi principali</text:p>
      <text:p text:style-name="Standard">FARE con SPARQL query</text:p>
      <text:p text:style-name="Standard"><text:tab/><text:span text:style-name="T156">RISULTATO:</text:span></text:p>
      <text:p text:style-name="Standard"><draw:frame draw:style-name="a3" draw:name="Immagine 8" text:anchor-type="as-char" svg:x="0in" svg:y="0in" svg:width="6.69306in" svg:height="0.61597in" style:rel-width="scale" style:rel-height="scale"><draw:image xlink:href="media/image4.png" xlink:type="simple" xlink:show="embed" xlink:actuate="onLoad"/><svg:title/><svg:desc/></draw:frame></text:p>
      <text:p text:style-name="Standard"><text:span text:style-name="T157"><text:tab/>QUERY:</text:span></text:p>
      <text:p text:style-name="P158">SELECT ?azienda ?numeroSedi (COUNT (?nazione) AS ?numNazioni)</text:p>
      <text:p text:style-name="P159">WHERE {<text:s/></text:p>
      <text:p text:style-name="P160"><text:s text:c="4"/>?azienda :numeroSedi ?numeroSedi;</text:p>
      <text:p text:style-name="P161"><text:tab/><text:s text:c="4"/>:haSedePrincipaleIn ?nazione.</text:p>
      <text:p text:style-name="P162"><text:s text:c="4"/>FILTER (?numeroSedi &gt; 6).</text:p>
      <text:p text:style-name="P163">}</text:p>
      <text:p text:style-name="P164">GROUP BY ?azienda ?numeroSedi</text:p>
      <text:p text:style-name="P165">HAVING(?numNazioni &gt;2)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------------------------------------------------------------------------------------------------------------------------</text:p>
      <text:p text:style-name="P183">5</text:p>
      <text:p text:style-name="P184"><text:tab/>COSA FA:</text:p>
      <text:p text:style-name="Standard">Ponendosi dal lato del candidato, la query trova tutte le aziende che hanno pubblicato un annuncio avente un salario mensile &gt;1000 e come competenze richieste la conoscenza di Swift.</text:p>
      <text:p text:style-name="Standard"><text:tab/><text:span text:style-name="T185">RISULTATO:</text:span></text:p>
      <text:p text:style-name="Standard"><draw:frame draw:style-name="a4" draw:name="Immagine 12" text:anchor-type="as-char" svg:x="0in" svg:y="0in" svg:width="6.69804in" svg:height="0.29397in" style:rel-width="scale" style:rel-height="scale"><draw:image xlink:href="media/image5.png" xlink:type="simple" xlink:show="embed" xlink:actuate="onLoad"/><svg:title/><svg:desc/></draw:frame></text:p>
      <text:p text:style-name="Standard"><text:span text:style-name="T186"><text:tab/>QUERY:</text:span></text:p>
      <text:p text:style-name="P187"/>
      <text:p text:style-name="P188"><text:span text:style-name="T189">SELECT</text:span><text:span text:style-name="T190"><text:s/></text:span><text:span text:style-name="T191">?azienda</text:span><text:span text:style-name="T192"><text:s/></text:span><text:span text:style-name="T193">?competenzeRichiesteDettagli ?salario</text:span></text:p>
      <text:p text:style-name="P194"><text:span text:style-name="T195">WHERE</text:span><text:span text:style-name="T196"><text:s/>{</text:span></text:p>
      <text:p text:style-name="P197"><text:span text:style-name="T198"><text:s text:c="4"/></text:span><text:span text:style-name="T199">?azienda</text:span><text:span text:style-name="T200"><text:s/>:pubblica<text:s/></text:span><text:span text:style-name="T201">?annuncio</text:span><text:span text:style-name="T202">;</text:span></text:p>
      <text:p text:style-name="P203"><text:span text:style-name="T204"><text:s text:c="19"/>:haSettoreAzienda<text:s/></text:span><text:span text:style-name="T205">?informatico</text:span><text:span text:style-name="T206">.</text:span></text:p>
      <text:p text:style-name="P207"><text:span text:style-name="T208"><text:s text:c="4"/></text:span><text:span text:style-name="T209">?annuncio</text:span><text:span text:style-name="T210"><text:s/></text:span><text:span text:style-name="T211">:salarioMensile<text:s/></text:span><text:span text:style-name="T212">?salario</text:span><text:span text:style-name="T213">;</text:span></text:p>
      <text:p text:style-name="P214"><text:span text:style-name="T215"><text:s text:c="13"/></text:span><text:span text:style-name="T216"><text:tab/><text:s text:c="3"/>:competenzeRichiesteDettagli<text:s/></text:span><text:span text:style-name="T217">?competenzeRichiesteDettagli</text:span><text:span text:style-name="T218">.</text:span></text:p>
      <text:p text:style-name="P219"><text:span text:style-name="T220"><text:s text:c="4"/></text:span><text:span text:style-name="T221">FILTER</text:span><text:span text:style-name="T222"><text:s/>(</text:span><text:span text:style-name="T223">?salario</text:span><text:span text:style-name="T224"><text:s/>&gt; 1000)</text:span><text:span text:style-name="T225">.</text:span></text:p>
      <text:p text:style-name="P226"><text:span text:style-name="T227"><text:s text:c="4"/></text:span><text:span text:style-name="T228">FILTER</text:span><text:span text:style-name="T229"><text:s/></text:span><text:span text:style-name="T230">regex</text:span><text:span text:style-name="T231">(</text:span><text:span text:style-name="T232">str</text:span><text:span text:style-name="T233">(</text:span><text:span text:style-name="T234">?competenzeRichiesteDettagli</text:span><text:span text:style-name="T235">),</text:span><text:span text:style-name="T236"><text:s text:c="2"/></text:span><text:span text:style-name="T237">"Swift"</text:span><text:span text:style-name="T238">)</text:span><text:span text:style-name="T239">.</text:span></text:p>
      <text:p text:style-name="P240"><text:s text:c="4"/></text:p>
      <text:p text:style-name="P241"><text:span text:style-name="T242"><text:s text:c="4"/></text:span><text:span text:style-name="T243">?informatico<text:s/></text:span><text:span text:style-name="T244">rdf:type<text:s/></text:span><text:span text:style-name="T245">:Informatico</text:span><text:span text:style-name="T246">.</text:span></text:p>
      <text:p text:style-name="P247"><text:span text:style-name="T248"><text:s text:c="4"/></text:span><text:span text:style-name="T249">?annuncio</text:span><text:span text:style-name="T250"><text:s/></text:span><text:span text:style-name="T251">rdf:type</text:span><text:span text:style-name="T252"><text:s/>:Annuncio</text:span><text:span text:style-name="T253">.</text:span></text:p>
      <text:p text:style-name="P254">}</text:p>
      <text:p text:style-name="P255"/>
      <text:p text:style-name="P256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7">6</text:p>
      <text:p text:style-name="P258"><text:tab/>COSA FA:</text:p>
      <text:p text:style-name="Standard">Ponendosi dal lato dell’azienda, la query permette di cercare tutti i<text:s/>lavoratori che hanno almeno un titolo di studi universitario e che posseggono un certificato di inglese, ordinandoli dal livello più alto al livello più basso</text:p>
      <text:p text:style-name="Standard"><text:tab/><text:span text:style-name="T259">RISULTATO:</text:span></text:p>
      <text:p text:style-name="Standard"><draw:frame draw:style-name="a5" draw:name="Immagine 10" text:anchor-type="as-char" svg:x="0in" svg:y="0in" svg:width="6.69306in" svg:height="0.59375in" style:rel-width="scale" style:rel-height="scale"><draw:image xlink:href="media/image6.png" xlink:type="simple" xlink:show="embed" xlink:actuate="onLoad"/><svg:title/><svg:desc/></draw:frame></text:p>
      <text:p text:style-name="Standard"><text:span text:style-name="T260"><text:tab/>QUERY:</text:span></text:p>
      <text:p text:style-name="P261"/>
      <text:p text:style-name="P262"><text:span text:style-name="T263">SELECT</text:span><text:span text:style-name="T264"><text:s text:c="2"/></text:span><text:span text:style-name="T265">distinct</text:span><text:span text:style-name="T266"><text:s/></text:span><text:span text:style-name="T267">?candidato <text:s/>?tipoCertificato</text:span></text:p>
      <text:p text:style-name="P268"><text:span text:style-name="T269">WHERE</text:span><text:span text:style-name="T270"><text:s/>{</text:span></text:p>
      <text:p text:style-name="P271"><text:span text:style-name="T272"><text:s text:c="4"/></text:span><text:span text:style-name="T273">?candidato</text:span><text:span text:style-name="T274"><text:s/>:possiede<text:s/></text:span><text:span text:style-name="T275">?cv</text:span><text:span text:style-name="T276">.</text:span></text:p>
      <text:p text:style-name="P277"><text:span text:style-name="T278"><text:s text:c="4"/></text:span><text:span text:style-name="T279">?cv</text:span><text:span text:style-name="T280"><text:s/>:contiene<text:s/></text:span><text:span text:style-name="T281">?campi_cv</text:span><text:span text:style-name="T282">.</text:span></text:p>
      <text:p text:style-name="P283"><text:span text:style-name="T284"><text:s text:c="4"/></text:span><text:span text:style-name="T285">?campi_cv</text:span><text:span text:style-name="T286"><text:s/>:haCampo<text:s/></text:span><text:span text:style-name="T287">?studiUniversitari</text:span><text:span text:style-name="T288">;</text:span></text:p>
      <text:p text:style-name="P289"><text:span text:style-name="T290"><text:s text:c="4"/></text:span><text:span text:style-name="T291"><text:tab/><text:s text:c="3"/>:haCampo<text:s/></text:span><text:span text:style-name="T292">?certificatoLingua</text:span><text:span text:style-name="T293">.</text:span></text:p>
      <text:p text:style-name="P294"><text:span text:style-name="T295"><text:s text:c="4"/></text:span><text:span text:style-name="T296">?certificatoLingua</text:span><text:span text:style-name="T297"><text:s/>:nome<text:s/></text:span><text:span text:style-name="T298">?tipoCertificato</text:span><text:span text:style-name="T299">.</text:span></text:p>
      <text:p text:style-name="P300"><text:s text:c="4"/><text:tab/><text:s text:c="3"/></text:p>
      <text:p text:style-name="P301"><text:span text:style-name="T302"><text:s text:c="3"/></text:span><text:span text:style-name="T303">FILTER</text:span><text:span text:style-name="T304"><text:s/></text:span><text:span text:style-name="T305">regex</text:span><text:span text:style-name="T306">(</text:span><text:span text:style-name="T307">str</text:span><text:span text:style-name="T308">(</text:span><text:span text:style-name="T309">?tipoCertificato</text:span><text:span text:style-name="T310">),<text:s/></text:span><text:span text:style-name="T311">"inglese"</text:span><text:span text:style-name="T312">)</text:span><text:span text:style-name="T313">.</text:span></text:p>
      <text:p text:style-name="P314"><text:s text:c="4"/></text:p>
      <text:p text:style-name="P315"><text:s text:c="4"/></text:p>
      <text:p text:style-name="P316"><text:span text:style-name="T317"><text:s text:c="4"/></text:span><text:span text:style-name="T318">?cv</text:span><text:span text:style-name="T319"><text:s/></text:span><text:span text:style-name="T320">rdf:type</text:span><text:span text:style-name="T321"><text:s/>:CV</text:span><text:span text:style-name="T322">.</text:span></text:p>
      <text:p text:style-name="P323"><text:span text:style-name="T324"><text:s text:c="4"/></text:span><text:span text:style-name="T325">?campi_cv</text:span><text:span text:style-name="T326"><text:s/></text:span><text:span text:style-name="T327">rdf:type</text:span><text:span text:style-name="T328"><text:s/>:Campi_CV</text:span><text:span text:style-name="T329">.</text:span></text:p>
      <text:p text:style-name="P330"><text:span text:style-name="T331"><text:s text:c="4"/></text:span><text:span text:style-name="T332">?studiUniversitari</text:span><text:span text:style-name="T333"><text:s/></text:span><text:span text:style-name="T334">rdf:type</text:span><text:span text:style-name="T335"><text:s/>:StudiUniversitari</text:span><text:span text:style-name="T336">.</text:span></text:p>
      <text:p text:style-name="P337"><text:span text:style-name="T338"><text:s text:c="4"/></text:span><text:span text:style-name="T339">?certificatoLingua</text:span><text:span text:style-name="T340"><text:s/></text:span><text:span text:style-name="T341">rdf:type</text:span><text:span text:style-name="T342"><text:s/>:CertificatiLingua</text:span><text:span text:style-name="T343">.</text:span></text:p>
      <text:p text:style-name="P344"><text:s text:c="3"/></text:p>
      <text:p text:style-name="P345">}</text:p>
      <text:p text:style-name="P346"><text:span text:style-name="T347">ORDER</text:span><text:span text:style-name="T348"><text:s/></text:span><text:span text:style-name="T349">BY DESC</text:span><text:span text:style-name="T350">(</text:span><text:span text:style-name="T351">?tipoCertificato</text:span><text:span text:style-name="T352">)</text:span></text:p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soft-page-break/>
      <text:p text:style-name="P374">------------------------------------------------------------------------------------------------------------------------</text:p>
      <text:p text:style-name="P375">7</text:p>
      <text:p text:style-name="P376"><text:tab/>COSA FA:</text:p>
      <text:p text:style-name="Standard">Per ogni “candidato ricercatore”, vengono trovati tutti gli annunci che hanno lo stesso settore del candidato.</text:p>
      <text:p text:style-name="Standard"><text:tab/><text:span text:style-name="T377">RISULTATO:</text:span></text:p>
      <text:p text:style-name="Standard"><draw:frame draw:style-name="a6" draw:name="Immagine 12" text:anchor-type="as-char" svg:x="0in" svg:y="0in" svg:width="6.69306in" svg:height="0.46181in" style:rel-width="scale" style:rel-height="scale"><draw:image xlink:href="media/image7.png" xlink:type="simple" xlink:show="embed" xlink:actuate="onLoad"/><svg:title/><svg:desc/></draw:frame></text:p>
      <text:p text:style-name="Standard"><text:span text:style-name="T378"><text:tab/>QUERY:</text:span></text:p>
      <text:p text:style-name="P379"/>
      <text:p text:style-name="P380"><text:span text:style-name="T381">SELECT</text:span><text:span text:style-name="T382"><text:s text:c="2"/></text:span><text:span text:style-name="T383"><text:s/></text:span><text:span text:style-name="T384">?annuncio ?azienda ?candidato</text:span></text:p>
      <text:p text:style-name="P385"><text:span text:style-name="T386">WHERE</text:span><text:span text:style-name="T387">{</text:span></text:p>
      <text:p text:style-name="P388"/>
      <text:p text:style-name="P389"><text:span text:style-name="T390"><text:tab/>?candidato<text:s/></text:span><text:span text:style-name="T391">:haSettoreDiInteresse<text:s/></text:span><text:span text:style-name="T392">?settoreCandidato</text:span><text:span text:style-name="T393">.</text:span></text:p>
      <text:p text:style-name="P394"><text:tab/></text:p>
      <text:p text:style-name="P395"><text:span text:style-name="T396"><text:tab/></text:span><text:span text:style-name="T397">?annuncio</text:span><text:span text:style-name="T398"><text:s/></text:span><text:span text:style-name="T399">:haSettoreAnnuncio<text:s/></text:span><text:span text:style-name="T400">?settoreAnnuncio</text:span><text:span text:style-name="T401">;</text:span></text:p>
      <text:p text:style-name="P402"><text:span text:style-name="T403"><text:tab/></text:span><text:span text:style-name="T404"><text:tab/></text:span><text:span text:style-name="T405">foaf:maker<text:s/></text:span><text:span text:style-name="T406">?azienda</text:span><text:span text:style-name="T407">.</text:span></text:p>
      <text:p text:style-name="P408"><text:tab/><text:tab/></text:p>
      <text:p text:style-name="P409"><text:span text:style-name="T410"><text:tab/></text:span><text:span text:style-name="T411">?candidato</text:span><text:span text:style-name="T412"><text:s/></text:span><text:span text:style-name="T413">rdf:type</text:span><text:span text:style-name="T414"><text:s/></text:span><text:span text:style-name="T415">:CandidatoRicercatore</text:span><text:span text:style-name="T416">.</text:span></text:p>
      <text:p text:style-name="P417"><text:span text:style-name="T418"><text:tab/></text:span><text:span text:style-name="T419">?annuncio</text:span><text:span text:style-name="T420"><text:s/></text:span><text:span text:style-name="T421">rdf:type<text:s/></text:span><text:span text:style-name="T422">:Annuncio</text:span><text:span text:style-name="T423">.</text:span></text:p>
      <text:p text:style-name="P424"><text:span text:style-name="T425"><text:tab/></text:span><text:span text:style-name="T426">?azienda</text:span><text:span text:style-name="T427"><text:s/></text:span><text:span text:style-name="T428">rdf:type<text:s/></text:span><text:span text:style-name="T429">:Azienda</text:span><text:span text:style-name="T430">.</text:span></text:p>
      <text:p text:style-name="P431"><text:tab/></text:p>
      <text:p text:style-name="P432"><text:span text:style-name="T433"><text:tab/>FILTER</text:span><text:span text:style-name="T434">(</text:span><text:span text:style-name="T435">?settoreCandidato<text:s/></text:span><text:span text:style-name="T436">=<text:s/></text:span><text:span text:style-name="T437">?settoreAnnuncio</text:span><text:span text:style-name="T438">)</text:span></text:p>
      <text:p text:style-name="P439"><text:span text:style-name="T440">}</text:span></text:p>
      <text:p text:style-name="P441"><text:span text:style-name="T442"><text:s text:c="3"/></text:span></text:p>
      <text:p text:style-name="P443"/>
      <text:p text:style-name="P444"><text:span text:style-name="T445"><text:s text:c="3"/></text:span></text:p>
      <text:p text:style-name="P446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47">8</text:p>
      <text:p text:style-name="P448"><text:tab/>COSA FA:</text:p>
      <text:p text:style-name="P449">Vengono trovati tutti gli annunci riferiti allo stesso paese in cui vive il candidato e aventi le<text:s/>medesime competenze del candidato. In questo Caso Elon_Musk vive a Roma e ha tra le sue competenze “competenze tecniche”. Lo stesso, vale quindi per l’annuncio di tesla, dove vengono richieste come competenze delle competenze tecniche e l’annuncio è per un<text:s/>posto di lavoro a Roma.</text:p>
      <text:p text:style-name="Standard"/>
      <text:p text:style-name="Standard"><text:tab/><text:span text:style-name="T450">RISULTATO:</text:span></text:p>
      <text:p text:style-name="Standard"><draw:frame draw:style-name="a7" draw:name="Immagine 13" text:anchor-type="as-char" svg:x="0in" svg:y="0in" svg:width="6.69306in" svg:height="0.30903in" style:rel-width="scale" style:rel-height="scale"><draw:image xlink:href="media/image8.png" xlink:type="simple" xlink:show="embed" xlink:actuate="onLoad"/><svg:title/><svg:desc/></draw:frame></text:p>
      <text:p text:style-name="Standard"><text:span text:style-name="T451"><text:tab/></text:span><text:span text:style-name="T452">QUERY:</text:span></text:p>
      <text:p text:style-name="P453"/>
      <text:p text:style-name="P454"><text:span text:style-name="T455">SELECT DISTINCT<text:s/></text:span><text:span text:style-name="T456">?annuncio</text:span><text:span text:style-name="T457"><text:s/></text:span><text:span text:style-name="T458">?candidato<text:s/></text:span></text:p>
      <text:p text:style-name="P459"><text:span text:style-name="T460">WHERE</text:span><text:span text:style-name="T461">{</text:span></text:p>
      <text:p text:style-name="P462"><text:span text:style-name="T463"><text:tab/></text:span><text:span text:style-name="T464">?candidato</text:span><text:span text:style-name="T465"><text:s/>:possiede<text:s/></text:span><text:span text:style-name="T466">?cv</text:span><text:span text:style-name="T467">.</text:span></text:p>
      <text:p text:style-name="P468"><text:span text:style-name="T469"><text:s text:c="4"/></text:span><text:span text:style-name="T470"><text:tab/></text:span><text:span text:style-name="T471">?cv</text:span><text:span text:style-name="T472"><text:s/>:contiene<text:s/></text:span><text:span text:style-name="T473">?campi_cv</text:span><text:span text:style-name="T474">.</text:span></text:p>
      <text:p text:style-name="P475"><text:span text:style-name="T476"><text:s text:c="9"/></text:span><text:span text:style-name="T477">?campi_cv</text:span><text:span text:style-name="T478"><text:s/>:haCampo<text:s/></text:span><text:span text:style-name="T479">?infoPersonali</text:span><text:span text:style-name="T480">;</text:span></text:p>
      <text:p text:style-name="P481"><text:span text:style-name="T482"><text:s text:c="18"/></text:span><text:span text:style-name="T483"><text:tab/></text:span><text:span text:style-name="T484">:haCampo</text:span><text:span text:style-name="T485">?competenze</text:span><text:span text:style-name="T486">.</text:span></text:p>
      <text:p text:style-name="P487"><text:span text:style-name="T488"><text:s text:c="10"/></text:span><text:span text:style-name="T489">?competenze<text:s/></text:span><text:span text:style-name="T490">:haCompetenze<text:s/></text:span><text:span text:style-name="T491">?competenzeCandidato</text:span><text:span text:style-name="T492">.</text:span></text:p>
      <text:p text:style-name="P493"><text:span text:style-name="T494"><text:s text:c="10"/></text:span><text:span text:style-name="T495">?infoPersonali<text:s/></text:span><text:span text:style-name="T496">:viveIn<text:s/></text:span><text:span text:style-name="T497">?viveIn</text:span><text:span text:style-name="T498">.</text:span><text:span text:style-name="T499"><text:s text:c="3"/></text:span></text:p>
      <text:p text:style-name="P500"><text:s text:c="18"/></text:p>
      <text:p text:style-name="P501"><text:span text:style-name="T502"><text:tab/>?annuncio</text:span><text:span text:style-name="T503"><text:s/>:haCompetenzeRichieste</text:span><text:span text:style-name="T504"><text:s/>?competenzeRichieste</text:span><text:span text:style-name="T505">;</text:span></text:p>
      <text:p text:style-name="P506"><text:span text:style-name="T507"><text:tab/></text:span><text:span text:style-name="T508"><text:tab/></text:span><text:span text:style-name="T509">frapo:hasCountry<text:s/></text:span><text:span text:style-name="T510">?countyAnnuncio</text:span><text:span text:style-name="T511">.</text:span></text:p>
      <text:p text:style-name="P512"/>
      <text:p text:style-name="P513"><text:tab/></text:p>
      <text:p text:style-name="P514"><text:span text:style-name="T515"><text:tab/>FILTER</text:span><text:span text:style-name="T516">(</text:span><text:span text:style-name="T517">?competenzeRichieste<text:s/></text:span><text:span text:style-name="T518">=<text:s/></text:span><text:span text:style-name="T519">?competenzeCandida</text:span><text:span text:style-name="T520">to</text:span><text:span text:style-name="T521">)</text:span></text:p>
      <text:p text:style-name="P522"><text:span text:style-name="T523"><text:tab/></text:span><text:span text:style-name="T524">FILTER</text:span><text:span text:style-name="T525">(</text:span><text:span text:style-name="T526">?viveIn</text:span><text:span text:style-name="T527"><text:s/></text:span><text:span text:style-name="T528">=</text:span><text:span text:style-name="T529"><text:s/></text:span><text:span text:style-name="T530">?countyAnnuncio</text:span><text:span text:style-name="T531">)</text:span></text:p>
      <text:p text:style-name="P532"/>
      <text:p text:style-name="P533"><text:tab/><text:tab/></text:p>
      <text:p text:style-name="P534"><text:span text:style-name="T535"><text:tab/>?annuncio</text:span><text:span text:style-name="T536"><text:s/>rdf:type</text:span><text:span text:style-name="T537"><text:s/>:Annuncio</text:span><text:span text:style-name="T538">.</text:span></text:p>
      <text:p text:style-name="P539"><text:span text:style-name="T540"><text:tab/></text:span><text:span text:style-name="T541">?cv</text:span><text:span text:style-name="T542"><text:s/></text:span><text:span text:style-name="T543">rdf:type</text:span><text:span text:style-name="T544"><text:s/></text:span><text:span text:style-name="T545">:CV</text:span><text:span text:style-name="T546">.</text:span></text:p>
      <text:p text:style-name="P547"><text:span text:style-name="T548"><text:s text:c="3"/></text:span><text:span text:style-name="T549"><text:tab/></text:span><text:span text:style-name="T550">?campi_cv</text:span><text:span text:style-name="T551"><text:s/></text:span><text:span text:style-name="T552">rdf:type</text:span><text:span text:style-name="T553"><text:s/></text:span><text:span text:style-name="T554">:Campi_CV</text:span><text:span text:style-name="T555">.</text:span></text:p>
      <text:p text:style-name="P556"><text:span text:style-name="T557"><text:s text:c="11"/></text:span><text:span text:style-name="T558"><text:s/></text:span><text:span text:style-name="T559"><text:s text:c="6"/></text:span><text:span text:style-name="T560">?infoPersonali<text:s/></text:span><text:span text:style-name="T561">rdf:type<text:s/></text:span><text:span text:style-name="T562">:InfoPersonali</text:span><text:span text:style-name="T563">.</text:span></text:p>
      <text:p text:style-name="P564"><text:span text:style-name="T565"><text:s text:c="17"/></text:span><text:span text:style-name="T566"><text:s/>?competenze<text:s/></text:span><text:span text:style-name="T567">rdf:type<text:s/></text:span><text:span text:style-name="T568">:Competenze</text:span><text:span text:style-name="T569">.</text:span></text:p>
      <text:p text:style-name="P570"><text:span text:style-name="T571"><text:s text:c="18"/></text:span><text:span text:style-name="T572">?competenzeRichieste<text:s/></text:span><text:span text:style-name="T573">rdf:type<text:s/></text:span><text:span text:style-name="T574">:Competenze</text:span></text:p>
      <text:p text:style-name="P575"/>
      <text:p text:style-name="P576">}</text:p>
      <text:p text:style-name="P577"/>
      <text:p text:style-name="P578">------------------------------------------------------------------------------------------------------------------------</text:p>
      <text:p text:style-name="P579"/>
      <text:p text:style-name="P580"><text:span text:style-name="T581"><text:s text:c="3"/></text:span></text:p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Standard"/>
      <text:soft-page-break/>
      <text:p text:style-name="P590">9</text:p>
      <text:p text:style-name="Standard"><text:span text:style-name="T591"><text:tab/>COSA FA:</text:span></text:p>
      <text:p text:style-name="Standard">Trova l’annuncio con il salario più alto che abbia un monte ore compreso tra le 6 e 8 e che abbia come competenze richieste “altre competenze”</text:p>
      <text:p text:style-name="Standard"><text:tab/><text:span text:style-name="T592">RISULTATO:</text:span></text:p>
      <text:p text:style-name="Standard"><draw:frame draw:style-name="a8" draw:name="Immagine 11" text:anchor-type="as-char" svg:x="0in" svg:y="0in" svg:width="6.69306in" svg:height="0.39097in" style:rel-width="scale" style:rel-height="scale"><draw:image xlink:href="media/image9.png" xlink:type="simple" xlink:show="embed" xlink:actuate="onLoad"/><svg:title/><svg:desc/></draw:frame></text:p>
      <text:p text:style-name="Standard"><text:span text:style-name="T593"><text:tab/></text:span><text:span text:style-name="T594">QUERY:</text:span></text:p>
      <text:p text:style-name="P595">SELECT <text:s/>?annuncio (MAX(?salario) AS ?salarioPiùAlto)<text:s/></text:p>
      <text:p text:style-name="P596">WHERE{</text:p>
      <text:p text:style-name="P597"><text:span text:style-name="T598"><text:tab/></text:span><text:span text:style-name="T599">?annuncio :haCompetenzeRichieste ?altreCompetenze;</text:span></text:p>
      <text:p text:style-name="P600"><text:tab/>:salarioMensile ?salario;</text:p>
      <text:p text:style-name="P601"><text:tab/>:oreDiLavoro ?oreLavoro.</text:p>
      <text:p text:style-name="P602"><text:tab/><text:tab/></text:p>
      <text:p text:style-name="P603"><text:tab/>FILTER(?oreLavoro &gt; 5 &amp;&amp; ?oreLavoro &lt;9).</text:p>
      <text:p text:style-name="P604"><text:tab/>?annuncio rdf:type :Annuncio.</text:p>
      <text:p text:style-name="P605"><text:tab/>?altreCompetenze rdf:type :AltreCompetenze.</text:p>
      <text:p text:style-name="P606"><text:span text:style-name="T607"><text:s text:c="12"/></text:span><text:span text:style-name="T608">}<text:s/></text:span></text:p>
      <text:p text:style-name="P609"><text:s text:c="3"/>GROUP BY ?annuncio</text:p>
      <text:p text:style-name="P610"><text:s text:c="3"/>ORDER BY DESC(?salarioPiùAlto) LIMIT 1</text:p>
      <text:p text:style-name="P611"/>
      <text:p text:style-name="P612">------------------------------------------------------------------------------------------------------------------------</text:p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soft-page-break/>
      <text:p text:style-name="P642">Concatenazione di Nome e cognome:</text:p>
      <text:p text:style-name="P643"><text:span text:style-name="T644">PREFIX<text:s/></text:span><text:span text:style-name="T645">owl: &lt;http://www.w3.org/2002/07/owl#&gt;</text:span></text:p>
      <text:p text:style-name="P646"><text:span text:style-name="T647">PREFIX<text:s/></text:span><text:span text:style-name="T648">rdf: &lt;http://www.w3.org/1999/02/22-rdf-syntax-ns#&gt;</text:span></text:p>
      <text:p text:style-name="P649"><text:span text:style-name="T650">PREFIX<text:s/></text:span><text:span text:style-name="T651">rdfs: &lt;http://www.w3.org/2000/01/rdf-schema#&gt;</text:span></text:p>
      <text:p text:style-name="P652"><text:span text:style-name="T653">PREFIX</text:span><text:span text:style-name="T654"><text:s/>: &lt;http://www.semanticweb.org/OntologiaRicercaLavoro#&gt;</text:span></text:p>
      <text:p text:style-name="P655"><text:span text:style-name="T656">PREFIX</text:span><text:span text:style-name="T657"><text:s/>foaf: &lt;http://xmlns.com/foaf/0.1/&gt;</text:span></text:p>
      <text:p text:style-name="P658"><text:span text:style-name="T659">PREFIX</text:span><text:span text:style-name="T660"><text:s/>frapo: &lt;http://purl.org/cerif/frapo/&gt;</text:span></text:p>
      <text:p text:style-name="P661"/>
      <text:p text:style-name="P662"><text:span text:style-name="T663">SELECT<text:s/></text:span><text:span text:style-name="T664">?name</text:span><text:span text:style-name="T665"><text:s/></text:span><text:span text:style-name="T666">?surname ?label</text:span></text:p>
      <text:p text:style-name="P667"><text:span text:style-name="T668">WHERE<text:s/></text:span><text:span text:style-name="T669">{</text:span></text:p>
      <text:p text:style-name="P670"><text:s text:c="4"/></text:p>
      <text:p text:style-name="P671"><text:span text:style-name="T672"><text:s text:c="4"/></text:span><text:span text:style-name="T673">?candidato</text:span><text:span text:style-name="T674"><text:s/></text:span><text:span text:style-name="T675">:possiede</text:span><text:span text:style-name="T676"><text:s/></text:span><text:span text:style-name="T677">?cv</text:span><text:span text:style-name="T678">.</text:span></text:p>
      <text:p text:style-name="P679"><text:span text:style-name="T680"><text:s text:c="4"/></text:span><text:span text:style-name="T681">?cv</text:span><text:span text:style-name="T682"><text:s/></text:span><text:span text:style-name="T683">:contiene</text:span><text:span text:style-name="T684"><text:s/></text:span><text:span text:style-name="T685">?campi_cv</text:span><text:span text:style-name="T686">.</text:span></text:p>
      <text:p text:style-name="P687"><text:span text:style-name="T688"><text:s text:c="4"/></text:span><text:span text:style-name="T689">?campi_cv</text:span><text:span text:style-name="T690"><text:s/></text:span><text:span text:style-name="T691">:haCampo</text:span><text:span text:style-name="T692"><text:s/></text:span><text:span text:style-name="T693">?infoPersonali</text:span><text:span text:style-name="T694">.</text:span></text:p>
      <text:p text:style-name="P695"><text:span text:style-name="T696"><text:s text:c="4"/></text:span><text:span text:style-name="T697">?infoPersonali</text:span><text:span text:style-name="T698"><text:s/></text:span><text:span text:style-name="T699">foaf:firstName</text:span><text:span text:style-name="T700"><text:s/></text:span><text:span text:style-name="T701">?name</text:span><text:span text:style-name="T702">;</text:span></text:p>
      <text:p text:style-name="P703"><text:span text:style-name="T704"><text:s text:c="19"/></text:span><text:span text:style-name="T705">foaf:surname</text:span><text:span text:style-name="T706"><text:s/></text:span><text:span text:style-name="T707">?surname</text:span><text:span text:style-name="T708">.</text:span></text:p>
      <text:p text:style-name="P709"><text:span text:style-name="T710"><text:s text:c="4"/>FILTER<text:s/></text:span><text:span text:style-name="T711">regex</text:span><text:span text:style-name="T712">(</text:span><text:span text:style-name="T713">str</text:span><text:span text:style-name="T714">(</text:span><text:span text:style-name="T715">?name</text:span><text:span text:style-name="T716">),</text:span><text:span text:style-name="T717"><text:s text:c="2"/></text:span><text:span text:style-name="T718">"Jeff"</text:span><text:span text:style-name="T719">)</text:span><text:span text:style-name="T720">.</text:span></text:p>
      <text:p text:style-name="P721"><text:span text:style-name="T722"><text:s text:c="4"/>FILTER<text:s/></text:span><text:span text:style-name="T723">regex</text:span><text:span text:style-name="T724">(</text:span><text:span text:style-name="T725">str</text:span><text:span text:style-name="T726">(</text:span><text:span text:style-name="T727">?surname</text:span><text:span text:style-name="T728">),</text:span><text:span text:style-name="T729"><text:s text:c="2"/></text:span><text:span text:style-name="T730">"Bezos"</text:span><text:span text:style-name="T731">)</text:span><text:span text:style-name="T732">.</text:span></text:p>
      <text:p text:style-name="P733"/>
      <text:p text:style-name="P734"><text:span text:style-name="T735"><text:s text:c="4"/>BIND</text:span><text:span text:style-name="T736">(</text:span><text:span text:style-name="T737">CONCAT</text:span><text:span text:style-name="T738">(</text:span><text:span text:style-name="T739">STR</text:span><text:span text:style-name="T740">(</text:span><text:span text:style-name="T741"><text:s/></text:span><text:span text:style-name="T742">?name</text:span><text:span text:style-name="T743">),<text:s/></text:span><text:span text:style-name="T744">" "</text:span><text:span text:style-name="T745">,</text:span><text:span text:style-name="T746"><text:s/></text:span><text:span text:style-name="T747">STR</text:span><text:span text:style-name="T748">(</text:span><text:span text:style-name="T749">?surname</text:span><text:span text:style-name="T750">))</text:span><text:span text:style-name="T751"><text:s text:c="2"/>AS<text:s/></text:span><text:span text:style-name="T752">?label</text:span><text:span text:style-name="T753"><text:s/></text:span><text:span text:style-name="T754">)</text:span><text:span text:style-name="T755"><text:s/>.</text:span></text:p>
      <text:p text:style-name="P756"/>
      <text:p text:style-name="P757"><text:s text:c="4"/></text:p>
      <text:p text:style-name="P758"><text:span text:style-name="T759"><text:s text:c="4"/></text:span><text:span text:style-name="T760">?cv</text:span><text:span text:style-name="T761"><text:s/></text:span><text:span text:style-name="T762">rdf:type</text:span><text:span text:style-name="T763"><text:s/></text:span><text:span text:style-name="T764">:CV</text:span><text:span text:style-name="T765">.</text:span></text:p>
      <text:p text:style-name="P766"><text:span text:style-name="T767"><text:s text:c="3"/></text:span><text:span text:style-name="T768"><text:tab/></text:span><text:span text:style-name="T769">?campi_cv</text:span><text:span text:style-name="T770"><text:s/></text:span><text:span text:style-name="T771">rdf:type</text:span><text:span text:style-name="T772"><text:s/></text:span><text:span text:style-name="T773">:Campi_CV</text:span><text:span text:style-name="T774">.</text:span></text:p>
      <text:p text:style-name="P775"><text:span text:style-name="T776"><text:s text:c="4"/></text:span><text:span text:style-name="T777">?infoPersonali</text:span><text:span text:style-name="T778"><text:s/></text:span><text:span text:style-name="T779">rdf:type</text:span><text:span text:style-name="T780"><text:s/></text:span><text:span text:style-name="T781">:InfoPersonali</text:span><text:span text:style-name="T782">.</text:span></text:p>
      <text:p text:style-name="P783"><text:span text:style-name="T784"><text:s text:c="4"/></text:span><text:span text:style-name="T785">}</text:span></text:p>
      <text:p text:style-name="P786"/>
      <text:p text:style-name="P787"/>
      <text:p text:style-name="P788"/>
      <text:p text:style-name="P789">Da label a identificatore</text:p>
      <text:p text:style-name="P790">SELECT distinct ?item ?itemLabel ?itemDescription WHERE{ <text:s/></text:p>
      <text:p text:style-name="P791"><text:s text:c="2"/>?item ?label "Mozambique"@en. <text:s/></text:p>
      <text:p text:style-name="P792"><text:s text:c="2"/>?item wdt:P31 wd:Q6256 .</text:p>
      <text:p text:style-name="P793"><text:s text:c="2"/>?article schema:about ?item .</text:p>
      <text:p text:style-name="P794"><text:s text:c="2"/>?article schema:inLanguage "en" .</text:p>
      <text:p text:style-name="P795"><text:span text:style-name="T796"><text:s text:c="2"/></text:span><text:span text:style-name="T797">?article schema:isPartOf &lt;https://en.wikipedia.org/&gt;.<text:s/></text:span></text:p>
      <text:p text:style-name="P798"><text:s text:c="2"/>SERVICE wikibase:label { bd:serviceParam wikibase:language "en". } <text:s text:c="3"/></text:p>
      <text:p text:style-name="P799"><text:span text:style-name="T800">}</text:span></text:p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soft-page-break/>
      <text:p text:style-name="P815">Inserimento<text:s/><text:s/>NON Nel GRAFO<text:s/>con query federata</text:p>
      <text:p text:style-name="P816"/>
      <text:p text:style-name="P817">PREFIX wd: &lt;http://www.wikidata.org/entity/&gt;</text:p>
      <text:p text:style-name="P818">PREFIX wdt: &lt;http://www.wikidata.org/prop/direct/&gt;</text:p>
      <text:p text:style-name="P819">PREFIX wikibase: &lt;http://wikiba.se/ontology#&gt;</text:p>
      <text:p text:style-name="P820">PREFIX p: &lt;http://www.wikidata.org/prop/&gt;</text:p>
      <text:p text:style-name="P821">PREFIX ps: &lt;http://www.wikidata.org/prop/statement/&gt;</text:p>
      <text:p text:style-name="P822">PREFIX pq: &lt;http://www.wikidata.org/prop/qualifier/&gt;</text:p>
      <text:p text:style-name="P823">PREFIX rdfs: &lt;http://www.w3.org/2000/01/rdf-schema#&gt;</text:p>
      <text:p text:style-name="P824">PREFIX bd: &lt;http://www.bigdata.com/rdf#&gt;</text:p>
      <text:p text:style-name="P825"/>
      <text:p text:style-name="P826">PREFIX foaf: &lt;http://xmlns.com/foaf/0.1/&gt;</text:p>
      <text:p text:style-name="P827">PREFIX rdf: &lt;http://www.w3.org/1999/02/22-rdf-syntax-ns#&gt;</text:p>
      <text:p text:style-name="P828">PREFIX schema: &lt;http://www.semanticweb.org/OntologiaRicercaLavoro#schema:&gt;</text:p>
      <text:p text:style-name="Textbody"><text:span text:style-name="T829">PREFIX jso:<text:s/></text:span><text:a xlink:href="http://www.semanticweb.org/OntologiaRicercaLavoro#" office:target-frame-name="_top" xlink:show="replace"><text:span text:style-name="T830">http://www.semanticweb.org/OntologiaRicercaLavoro#</text:span></text:a></text:p>
      <text:p text:style-name="P831"/>
      <text:p text:style-name="Textbody">INSERT</text:p>
      <text:p text:style-name="Textbody">{ jso:Jeff_Bezos jso:lavoraPer ?Jeff_BezosLabel}</text:p>
      <text:p text:style-name="P832">WHERE {</text:p>
      <text:p text:style-name="P833"><text:s text:c="2"/>SERVICE &lt;https://query.wikidata.org/sparql&gt; {</text:p>
      <text:p text:style-name="P834"><text:s text:c="6"/>?Jeff_Bezos wdt:P112 wd:Q312556.</text:p>
      <text:p text:style-name="P835"><text:s text:c="6"/>?Jeff_Bezos wdt:P31 wd:Q6881511.</text:p>
      <text:p text:style-name="P836"><text:s text:c="6"/>SERVICE wikibase:label { bd:serviceParam wikibase:language "it".<text:s/></text:p>
      <text:p text:style-name="P837"><text:s text:c="12"/>?Jeff_Bezos rdfs:label ?Jeff_BezosLabel.<text:s/></text:p>
      <text:p text:style-name="Textbody"><text:span text:style-name="T838"><text:s text:c="8"/></text:span>}</text:p>
      <text:p text:style-name="Textbody"><text:s text:c="2"/>}<text:s/></text:p>
      <text:p text:style-name="P839">}</text:p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soft-page-break/>
      <text:p text:style-name="P850">Inserimento NEL GRAFO con query federata</text:p>
      <text:p text:style-name="Standard"><text:span text:style-name="T851">COSA FA:</text:span></text:p>
      <text:p text:style-name="Standard">Inserisce nel grafo attraverso una query federata le aziende per cui lavora Jeff Bezos</text:p>
      <text:p text:style-name="Standard"><text:tab/><text:span text:style-name="T852">RISULTATO:</text:span></text:p>
      <text:p text:style-name="Standard"><draw:frame draw:style-name="a9" draw:name="Immagine 11" text:anchor-type="as-char" svg:x="0in" svg:y="0in" svg:width="6.69306in" svg:height="0.81875in" style:rel-width="scale" style:rel-height="scale"><draw:image xlink:href="media/image10.png" xlink:type="simple" xlink:show="embed" xlink:actuate="onLoad"/><svg:title/><svg:desc/></draw:frame></text:p>
      <text:p text:style-name="Standard"><text:span text:style-name="T853"><text:tab/></text:span><text:span text:style-name="T854">QUERY:</text:span></text:p>
      <text:p text:style-name="P855">PREFIX wd: &lt;http://www.wikidata.org/entity/&gt;</text:p>
      <text:p text:style-name="P856">PREFIX wdt: &lt;http://www.wikidata.org/prop/direct/&gt;</text:p>
      <text:p text:style-name="P857">PREFIX wikibase: &lt;http://wikiba.se/ontology#&gt;</text:p>
      <text:p text:style-name="P858">PREFIX p: &lt;http://www.wikidata.org/prop/&gt;</text:p>
      <text:p text:style-name="P859">PREFIX ps: &lt;http://www.wikidata.org/prop/statement/&gt;</text:p>
      <text:p text:style-name="P860">PREFIX pq: &lt;http://www.wikidata.org/prop/qualifier/&gt;</text:p>
      <text:p text:style-name="P861">PREFIX rdfs: &lt;http://www.w3.org/2000/01/rdf-schema#&gt;</text:p>
      <text:p text:style-name="P862">PREFIX bd: &lt;http://www.bigdata.com/rdf#&gt;</text:p>
      <text:p text:style-name="P863">PREFIX foaf: &lt;http://xmlns.com/foaf/0.1/&gt;</text:p>
      <text:p text:style-name="P864">PREFIX rdf: &lt;http://www.w3.org/1999/02/22-rdf-syntax-ns#&gt;</text:p>
      <text:p text:style-name="P865">PREFIX schema: &lt;http://www.semanticweb.org/OntologiaRicercaLavoro#schema:&gt;</text:p>
      <text:p text:style-name="P866">PREFIX jso: &lt;http://www.semanticweb.org/OntologiaRicercaLavoro#&gt;</text:p>
      <text:p text:style-name="P867"/>
      <text:p text:style-name="P868">INSERT</text:p>
      <text:p text:style-name="P869">{ GRAPH &lt;http://www.semanticweb.org/graph&gt;<text:s/></text:p>
      <text:p text:style-name="P870">{ jso:Jeff_Bezos jso:lavoraPer ?Jeff_BezosLabel}</text:p>
      <text:p text:style-name="P871">}</text:p>
      <text:p text:style-name="P872">WHERE {</text:p>
      <text:p text:style-name="P873"><text:s text:c="2"/>SERVICE &lt;https://query.wikidata.org/sparql&gt; {</text:p>
      <text:p text:style-name="P874"><text:s text:c="6"/>?Jeff_Bezos wdt:P112 wd:Q312556.</text:p>
      <text:p text:style-name="P875"><text:s text:c="6"/>?Jeff_Bezos wdt:P31 wd:Q6881511.</text:p>
      <text:p text:style-name="P876"><text:s text:c="6"/>SERVICE wikibase:label { bd:serviceParam wikibase:language "it".<text:s/></text:p>
      <text:p text:style-name="P877"><text:s text:c="12"/>?Jeff_Bezos rdfs:label ?Jeff_BezosLabel.<text:s/></text:p>
      <text:p text:style-name="Textbody"><text:span text:style-name="T878"><text:s text:c="8"/></text:span>}</text:p>
      <text:p text:style-name="Textbody"><text:s text:c="2"/>}</text:p>
      <text:p text:style-name="P879">}</text:p>
      <text:p text:style-name="P880"/>
      <text:p text:style-name="P881"/>
      <text:p text:style-name="P882">Per controllare se la tripla è stata Aggiunta al grafo uso ASK</text:p>
      <text:p text:style-name="P883">ASK <text:s/>{ <text:s/></text:p>
      <text:p text:style-name="P884"><text:s text:c="4"/>GRAPH &lt;http://www.semanticweb.org/graph&gt; {</text:p>
      <text:p text:style-name="P885"><text:tab/>&lt;http://www.semanticweb.org/OntologiaRicercaLavoro#Jeff_Bezos&gt;</text:p>
      <text:p text:style-name="P886"><text:s text:c="3"/><text:tab/><text:s/>&lt;http://www.semanticweb.org/OntologiaRicercaLavoro#lavoraPer&gt;</text:p>
      <text:p text:style-name="P887"><text:s text:c="4"/><text:tab/>&lt;http://www.semanticweb.org/OntologiaRicercaLavoro#Amazon&gt;</text:p>
      <text:p text:style-name="Textbody"><text:span text:style-name="T888"><text:s text:c="4"/></text:span>}</text:p>
      <text:p text:style-name="P889">}</text:p>
      <text:p text:style-name="P890"/>
      <text:p text:style-name="P891">NOTE: mi ritorna NO per via del fatto che la stringa “Amazon” aggiunga ha un apice con “it”</text:p>
      <text:p text:style-name="P892">------------------------------------------------------------------------------------------------------------------------</text:p>
      <text:p text:style-name="P893"/>
      <text:p text:style-name="P894"/>
      <text:p text:style-name="P895"/>
      <text:p text:style-name="P8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reformattatoHTML" style:display-name="Preformattato HTML" style:family="paragraph" style:parent-style-name="Normale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1-11T22:57:00Z</dc:date>
    <meta:template xlink:href="Normal.dotm" xlink:type="simple"/>
    <meta:editing-cycles>20</meta:editing-cycles>
    <meta:editing-duration>PT74220S</meta:editing-duration>
    <meta:document-statistic meta:page-count="12" meta:paragraph-count="21" meta:word-count="1640" meta:character-count="10968" meta:row-count="77" meta:non-whitespace-character-count="9349"/>
  </office:meta>
</office:document-meta>
</file>